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4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8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ai_weight</text:p>
          </table:table-cell>
          <table:table-cell office:value-type="string">
            <text:p>component_se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valid_for_country</text:p>
          </table:table-cell>
          <table:table-cell table:number-columns-repeated="12"/>
        </table:table-row>
        <table:table-row table:style-name="ro2">
          <table:table-cell table:number-columns-repeated="6"/>
          <table:table-cell office:value-type="string">
            <text:p>weight</text:p>
          </table:table-cell>
          <table:table-cell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modifier</text:p>
          </table:table-cell>
          <table:table-cell table:number-columns-repeated="12"/>
        </table:table-row>
        <table:table-row table:style-name="ro1">
          <table:table-cell table:number-columns-repeated="16"/>
          <table:table-cell office:value-type="string">
            <text:p>factor</text:p>
          </table:table-cell>
          <table:table-cell office:value-type="string">
            <text:p>is_country_type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2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"ex_aux_slot_replace"</text:p>
          </table:table-cell>
          <table:table-cell table:number-columns-repeated="21"/>
        </table:table-row>
        <table:table-row table:style-name="ro2">
          <table:table-cell office:value-type="string">
            <text:p>"AUTO_REPAIR_CORVETTE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3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CORVETTE"</text:p>
          </table:table-cell>
          <table:table-cell table:number-columns-repeated="3"/>
          <table:table-cell office:value-type="string">
            <text:p>AUTO_REPAIR_CORVETTE</text:p>
          </table:table-cell>
          <table:table-cell office:value-type="string">
            <text:p>SmartMetal Bank I</text:p>
          </table:table-cell>
          <table:table-cell office:value-type="string">
            <text:p>$tech_smartmetal_manipulation_1_DESC$</text:p>
          </table:table-cell>
          <table:table-cell office:value-type="string">
            <text:p>"</text:p>
          </table:table-cell>
          <table:table-cell office:value-type="string">
            <text:p>:0</text:p>
          </table:table-cell>
          <table:table-cell office:value-type="string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7]&amp;[.X7]&amp;[.Y7]&amp;[.W7]&amp;[.U7]&amp;[.Y7]&amp;[.AA7]&amp;[.W7]" office:value-type="string" office:string-value="AUTO_REPAIR_CORVETTE:0 &quot;SmartMetal Bank I (Corvette)&quot;">
            <text:p>AUTO_REPAIR_CORVETTE:0 "SmartMetal Bank I (Corvette)"</text:p>
          </table:table-cell>
          <table:table-cell table:formula="of:=[.T7]&amp;[.Z7]&amp;[.X7]&amp;[.Y7]&amp;[.W7]&amp;[.V7]&amp;[.W7]" office:value-type="string" office:string-value="AUTO_REPAIR_CORVETTE_DESC :0 &quot;$tech_smartmetal_manipulation_1_DESC$&quot;">
            <text:p>AUTO_REPAIR_CORVETTE_DESC :0 "$tech_smartmetal_manipulation_1_DESC$"</text:p>
          </table:table-cell>
        </table:table-row>
        <table:table-row table:style-name="ro2">
          <table:table-cell office:value-type="string">
            <text:p>"AUTO_REPAIR_2_CORVETTE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6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CORVETTE</text:p>
          </table:table-cell>
          <table:table-cell office:value-type="string">
            <text:p>SmartMetal Bank II</text:p>
          </table:table-cell>
          <table:table-cell office:value-type="string">
            <text:p>$tech_smartmetal_manipulation_2_DESC$</text:p>
          </table:table-cell>
          <table:table-cell office:value-type="string">
            <text:p>"</text:p>
          </table:table-cell>
          <table:table-cell table:formula="of:=[.X7]" office:value-type="string" office:string-value=":0">
            <text:p>:0</text:p>
          </table:table-cell>
          <table:table-cell table:formula="of:=[.Y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8]&amp;[.X8]&amp;[.Y8]&amp;[.W8]&amp;[.U8]&amp;[.Y8]&amp;[.AA8]&amp;[.W8]" office:value-type="string" office:string-value="AUTO_REPAIR_2_CORVETTE:0 &quot;SmartMetal Bank II (Corvette)&quot;">
            <text:p>AUTO_REPAIR_2_CORVETTE:0 "SmartMetal Bank II (Corvette)"</text:p>
          </table:table-cell>
          <table:table-cell table:formula="of:=[.T8]&amp;[.Z8]&amp;[.X8]&amp;[.Y8]&amp;[.W8]&amp;[.V8]&amp;[.W8]" office:value-type="string" office:string-value="AUTO_REPAIR_2_CORVETTE_DESC :0 &quot;$tech_smartmetal_manipulation_2_DESC$&quot;">
            <text:p>AUTO_REPAIR_2_CORVETTE_DESC :0 "$tech_smartmetal_manipulation_2_DESC$"</text:p>
          </table:table-cell>
        </table:table-row>
        <table:table-row table:style-name="ro2">
          <table:table-cell office:value-type="string">
            <text:p>"SHIELD_MULTIPLEXER_1_CORVETTE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CORVETTE"</text:p>
          </table:table-cell>
          <table:table-cell table:number-columns-repeated="3"/>
          <table:table-cell office:value-type="string">
            <text:p>SHIELD_MULTIPLEXER_1_CORVETTE</text:p>
          </table:table-cell>
          <table:table-cell office:value-type="string">
            <text:p>Shield Multiplexer I</text:p>
          </table:table-cell>
          <table:table-cell office:value-type="string">
            <text:p>$tech_shield_multiplexer_1_DESC$</text:p>
          </table:table-cell>
          <table:table-cell office:value-type="string">
            <text:p>"</text:p>
          </table:table-cell>
          <table:table-cell table:formula="of:=[.X8]" office:value-type="string" office:string-value=":0">
            <text:p>:0</text:p>
          </table:table-cell>
          <table:table-cell table:formula="of:=[.Y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9]&amp;[.X9]&amp;[.Y9]&amp;[.W9]&amp;[.U9]&amp;[.Y9]&amp;[.AA9]&amp;[.W9]" office:value-type="string" office:string-value="SHIELD_MULTIPLEXER_1_CORVETTE:0 &quot;Shield Multiplexer I (Corvette)&quot;">
            <text:p>SHIELD_MULTIPLEXER_1_CORVETTE:0 "Shield Multiplexer I (Corvette)"</text:p>
          </table:table-cell>
          <table:table-cell table:formula="of:=[.T9]&amp;[.Z9]&amp;[.X9]&amp;[.Y9]&amp;[.W9]&amp;[.V9]&amp;[.W9]" office:value-type="string" office:string-value="SHIELD_MULTIPLEXER_1_CORVETTE_DESC :0 &quot;$tech_shield_multiplexer_1_DESC$&quot;">
            <text:p>SHIELD_MULTIPLEXER_1_CORVETTE_DESC :0 "$tech_shield_multiplexer_1_DESC$"</text:p>
          </table:table-cell>
        </table:table-row>
        <table:table-row table:style-name="ro2">
          <table:table-cell office:value-type="string">
            <text:p>"SHIELD_MULTIPLEXER_2_CORVETTE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CORVETTE</text:p>
          </table:table-cell>
          <table:table-cell office:value-type="string">
            <text:p>Shield Multiplexer II</text:p>
          </table:table-cell>
          <table:table-cell office:value-type="string">
            <text:p>$tech_shield_multiplexer_2_DESC$</text:p>
          </table:table-cell>
          <table:table-cell office:value-type="string">
            <text:p>"</text:p>
          </table:table-cell>
          <table:table-cell table:formula="of:=[.X9]" office:value-type="string" office:string-value=":0">
            <text:p>:0</text:p>
          </table:table-cell>
          <table:table-cell table:formula="of:=[.Y9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10]&amp;[.X10]&amp;[.Y10]&amp;[.W10]&amp;[.U10]&amp;[.Y10]&amp;[.AA10]&amp;[.W10]" office:value-type="string" office:string-value="SHIELD_MULTIPLEXER_2_CORVETTE:0 &quot;Shield Multiplexer II (Corvette)&quot;">
            <text:p>SHIELD_MULTIPLEXER_2_CORVETTE:0 "Shield Multiplexer II (Corvette)"</text:p>
          </table:table-cell>
          <table:table-cell table:formula="of:=[.T10]&amp;[.Z10]&amp;[.X10]&amp;[.Y10]&amp;[.W10]&amp;[.V10]&amp;[.W10]" office:value-type="string" office:string-value="SHIELD_MULTIPLEXER_2_CORVETTE_DESC :0 &quot;$tech_shield_multiplexer_2_DESC$&quot;">
            <text:p>SHIELD_MULTIPLEXER_2_CORVETTE_DESC :0 "$tech_shield_multiplexer_2_DESC$"</text:p>
          </table:table-cell>
        </table:table-row>
        <table:table-row table:style-name="ro2">
          <table:table-cell office:value-type="string">
            <text:p>"TARGETING_OPTRONICS_1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CORVETTE"</text:p>
          </table:table-cell>
          <table:table-cell table:number-columns-repeated="3"/>
          <table:table-cell office:value-type="string">
            <text:p>TARGETING_OPTRONICS_1_CORVETTE</text:p>
          </table:table-cell>
          <table:table-cell office:value-type="string">
            <text:p>Targeting Optronics I</text:p>
          </table:table-cell>
          <table:table-cell office:value-type="string">
            <text:p>$tech_shield_multiplexer_1_DESC$</text:p>
          </table:table-cell>
          <table:table-cell office:value-type="string">
            <text:p>"</text:p>
          </table:table-cell>
          <table:table-cell table:formula="of:=[.X10]" office:value-type="string" office:string-value=":0">
            <text:p>:0</text:p>
          </table:table-cell>
          <table:table-cell table:formula="of:=[.Y10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11]&amp;[.X11]&amp;[.Y11]&amp;[.W11]&amp;[.U11]&amp;[.Y11]&amp;[.AA11]&amp;[.W11]" office:value-type="string" office:string-value="TARGETING_OPTRONICS_1_CORVETTE:0 &quot;Targeting Optronics I (Corvette)&quot;">
            <text:p>TARGETING_OPTRONICS_1_CORVETTE:0 "Targeting Optronics I (Corvette)"</text:p>
          </table:table-cell>
          <table:table-cell table:formula="of:=[.T11]&amp;[.Z11]&amp;[.X11]&amp;[.Y11]&amp;[.W11]&amp;[.V11]&amp;[.W11]" office:value-type="string" office:string-value="TARGETING_OPTRONICS_1_CORVETTE_DESC :0 &quot;$tech_shield_multiplexer_1_DESC$&quot;">
            <text:p>TARGETING_OPTRONICS_1_CORVETTE_DESC :0 "$tech_shield_multiplexer_1_DESC$"</text:p>
          </table:table-cell>
        </table:table-row>
        <table:table-row table:style-name="ro2">
          <table:table-cell office:value-type="string">
            <text:p>"TARGETING_OPTRONICS_2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CORVETTE"</text:p>
          </table:table-cell>
          <table:table-cell table:number-columns-repeated="3"/>
          <table:table-cell office:value-type="string">
            <text:p>TARGETING_OPTRONICS_2_CORVETTE</text:p>
          </table:table-cell>
          <table:table-cell office:value-type="string">
            <text:p>Targeting Optronics II</text:p>
          </table:table-cell>
          <table:table-cell office:value-type="string">
            <text:p>$tech_shield_multiplexer_2_DESC$</text:p>
          </table:table-cell>
          <table:table-cell office:value-type="string">
            <text:p>"</text:p>
          </table:table-cell>
          <table:table-cell table:formula="of:=[.X11]" office:value-type="string" office:string-value=":0">
            <text:p>:0</text:p>
          </table:table-cell>
          <table:table-cell table:formula="of:=[.Y11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12]&amp;[.X12]&amp;[.Y12]&amp;[.W12]&amp;[.U12]&amp;[.Y12]&amp;[.AA12]&amp;[.W12]" office:value-type="string" office:string-value="TARGETING_OPTRONICS_2_CORVETTE:0 &quot;Targeting Optronics II (Corvette)&quot;">
            <text:p>TARGETING_OPTRONICS_2_CORVETTE:0 "Targeting Optronics II (Corvette)"</text:p>
          </table:table-cell>
          <table:table-cell table:formula="of:=[.T12]&amp;[.Z12]&amp;[.X12]&amp;[.Y12]&amp;[.W12]&amp;[.V12]&amp;[.W12]" office:value-type="string" office:string-value="TARGETING_OPTRONICS_2_CORVETTE_DESC :0 &quot;$tech_shield_multiplexer_2_DESC$&quot;">
            <text:p>TARGETING_OPTRONICS_2_CORVETTE_DESC :0 "$tech_shield_multiplexer_2_DESC$"</text:p>
          </table:table-cell>
        </table:table-row>
        <table:table-row table:style-name="ro2">
          <table:table-cell office:value-type="string">
            <text:p>"ENIGMATIC_ENCODER_CORVETTE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corvette corvetteNSC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CORVETTE</text:p>
          </table:table-cell>
          <table:table-cell office:value-type="string">
            <text:p>Enigmatic Encoder</text:p>
          </table:table-cell>
          <table:table-cell office:value-type="string">
            <text:p>Enigmatic Encoder deciphers enemy flight path data according to some indeterminable design. Albeit its mystery though, it offers unmatched performance as a targeting computer.</text:p>
          </table:table-cell>
          <table:table-cell office:value-type="string">
            <text:p>"</text:p>
          </table:table-cell>
          <table:table-cell table:formula="of:=[.X12]" office:value-type="string" office:string-value=":0">
            <text:p>:0</text:p>
          </table:table-cell>
          <table:table-cell table:formula="of:=[.Y12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orvette)</text:p>
          </table:table-cell>
          <table:table-cell table:formula="of:=[.T13]&amp;[.X13]&amp;[.Y13]&amp;[.W13]&amp;[.U13]&amp;[.Y13]&amp;[.AA13]&amp;[.W13]" office:value-type="string" office:string-value="ENIGMATIC_ENCODER_CORVETTE:0 &quot;Enigmatic Encoder (Corvette)&quot;">
            <text:p>ENIGMATIC_ENCODER_CORVETTE:0 "Enigmatic Encoder (Corvette)"</text:p>
          </table:table-cell>
          <table:table-cell table:formula="of:=[.T13]&amp;[.Z13]&amp;[.X13]&amp;[.Y13]&amp;[.W13]&amp;[.V13]&amp;[.W13]" office:value-type="string" office:string-value="ENIGMATIC_ENCODER_CORVETTE_DESC :0 &quot;Enigmatic Encoder deciphers enemy flight path data according to some indeterminable design. Albeit its mystery though, it offers unmatched performance as a targeting computer.&quot;">
            <text:p>ENIGMATIC_ENCODER_CORVETTE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DESTROY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estroyer small_ship_fallen_empire destroyerNSC Escort Frigate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DESTROYER"</text:p>
          </table:table-cell>
          <table:table-cell table:number-columns-repeated="3"/>
          <table:table-cell office:value-type="string">
            <text:p>AUTO_REPAIR_DESTROYER</text:p>
          </table:table-cell>
          <table:table-cell table:formula="of:=[.U7]" office:value-type="string" office:string-value="SmartMetal Bank I">
            <text:p>SmartMetal Bank I</text:p>
          </table:table-cell>
          <table:table-cell table:formula="of:=[.V7]" office:value-type="string" office:string-value="$tech_smartmetal_manipulation_1_DESC$">
            <text:p>$tech_smartmetal_manipulation_1_DESC$</text:p>
          </table:table-cell>
          <table:table-cell table:formula="of:=[.W7]" office:value-type="string" office:string-value="&quot;">
            <text:p>"</text:p>
          </table:table-cell>
          <table:table-cell table:formula="of:=[.X13]" office:value-type="string" office:string-value=":0">
            <text:p>:0</text:p>
          </table:table-cell>
          <table:table-cell table:formula="of:=[.Y13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14]&amp;[.X14]&amp;[.Y14]&amp;[.W14]&amp;[.U14]&amp;[.Y14]&amp;[.AA14]&amp;[.W14]" office:value-type="string" office:string-value="AUTO_REPAIR_DESTROYER:0 &quot;SmartMetal Bank I (Destroyer)&quot;">
            <text:p>AUTO_REPAIR_DESTROYER:0 "SmartMetal Bank I (Destroyer)"</text:p>
          </table:table-cell>
          <table:table-cell table:formula="of:=[.T14]&amp;[.Z14]&amp;[.X14]&amp;[.Y14]&amp;[.W14]&amp;[.V14]&amp;[.W14]" office:value-type="string" office:string-value="AUTO_REPAIR_DESTROYER_DESC :0 &quot;$tech_smartmetal_manipulation_1_DESC$&quot;">
            <text:p>AUTO_REPAIR_DESTROYER_DESC :0 "$tech_smartmetal_manipulation_1_DESC$"</text:p>
          </table:table-cell>
        </table:table-row>
        <table:table-row table:style-name="ro2">
          <table:table-cell office:value-type="string">
            <text:p>"AUTO_REPAIR_2_DESTROY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destroyer small_ship_fallen_empire destroyerNSC Escort Frigate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DESTROYER</text:p>
          </table:table-cell>
          <table:table-cell table:formula="of:=[.U8]" office:value-type="string" office:string-value="SmartMetal Bank II">
            <text:p>SmartMetal Bank II</text:p>
          </table:table-cell>
          <table:table-cell table:formula="of:=[.V8]" office:value-type="string" office:string-value="$tech_smartmetal_manipulation_2_DESC$">
            <text:p>$tech_smartmetal_manipulation_2_DESC$</text:p>
          </table:table-cell>
          <table:table-cell table:formula="of:=[.W8]" office:value-type="string" office:string-value="&quot;">
            <text:p>"</text:p>
          </table:table-cell>
          <table:table-cell table:formula="of:=[.X14]" office:value-type="string" office:string-value=":0">
            <text:p>:0</text:p>
          </table:table-cell>
          <table:table-cell table:formula="of:=[.Y14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15]&amp;[.X15]&amp;[.Y15]&amp;[.W15]&amp;[.U15]&amp;[.Y15]&amp;[.AA15]&amp;[.W15]" office:value-type="string" office:string-value="AUTO_REPAIR_2_DESTROYER:0 &quot;SmartMetal Bank II (Destroyer)&quot;">
            <text:p>AUTO_REPAIR_2_DESTROYER:0 "SmartMetal Bank II (Destroyer)"</text:p>
          </table:table-cell>
          <table:table-cell table:formula="of:=[.T15]&amp;[.Z15]&amp;[.X15]&amp;[.Y15]&amp;[.W15]&amp;[.V15]&amp;[.W15]" office:value-type="string" office:string-value="AUTO_REPAIR_2_DESTROYER_DESC :0 &quot;$tech_smartmetal_manipulation_2_DESC$&quot;">
            <text:p>AUTO_REPAIR_2_DESTROYER_DESC :0 "$tech_smartmetal_manipulation_2_DESC$"</text:p>
          </table:table-cell>
        </table:table-row>
        <table:table-row table:style-name="ro2">
          <table:table-cell office:value-type="string">
            <text:p>"SHIELD_MULTIPLEXER_1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estroyer small_ship_fallen_empire destroyerNSC Escort Frigate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DESTROYER"</text:p>
          </table:table-cell>
          <table:table-cell table:number-columns-repeated="3"/>
          <table:table-cell office:value-type="string">
            <text:p>SHIELD_MULTIPLEXER_1_DESTROYER</text:p>
          </table:table-cell>
          <table:table-cell table:formula="of:=[.U9]" office:value-type="string" office:string-value="Shield Multiplexer I">
            <text:p>Shield Multiplexer I</text:p>
          </table:table-cell>
          <table:table-cell table:formula="of:=[.V9]" office:value-type="string" office:string-value="$tech_shield_multiplexer_1_DESC$">
            <text:p>$tech_shield_multiplexer_1_DESC$</text:p>
          </table:table-cell>
          <table:table-cell table:formula="of:=[.W9]" office:value-type="string" office:string-value="&quot;">
            <text:p>"</text:p>
          </table:table-cell>
          <table:table-cell table:formula="of:=[.X15]" office:value-type="string" office:string-value=":0">
            <text:p>:0</text:p>
          </table:table-cell>
          <table:table-cell table:formula="of:=[.Y15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16]&amp;[.X16]&amp;[.Y16]&amp;[.W16]&amp;[.U16]&amp;[.Y16]&amp;[.AA16]&amp;[.W16]" office:value-type="string" office:string-value="SHIELD_MULTIPLEXER_1_DESTROYER:0 &quot;Shield Multiplexer I (Destroyer)&quot;">
            <text:p>SHIELD_MULTIPLEXER_1_DESTROYER:0 "Shield Multiplexer I (Destroyer)"</text:p>
          </table:table-cell>
          <table:table-cell table:formula="of:=[.T16]&amp;[.Z16]&amp;[.X16]&amp;[.Y16]&amp;[.W16]&amp;[.V16]&amp;[.W16]" office:value-type="string" office:string-value="SHIELD_MULTIPLEXER_1_DESTROYER_DESC :0 &quot;$tech_shield_multiplexer_1_DESC$&quot;">
            <text:p>SHIELD_MULTIPLEXER_1_DESTROYER_DESC :0 "$tech_shield_multiplexer_1_DESC$"</text:p>
          </table:table-cell>
        </table:table-row>
        <table:table-row table:style-name="ro2">
          <table:table-cell office:value-type="string">
            <text:p>"SHIELD_MULTIPLEXER_2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destroyer small_ship_fallen_empire destroyerNSC Escort Frigate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DESTROYER</text:p>
          </table:table-cell>
          <table:table-cell table:formula="of:=[.U10]" office:value-type="string" office:string-value="Shield Multiplexer II">
            <text:p>Shield Multiplexer II</text:p>
          </table:table-cell>
          <table:table-cell table:formula="of:=[.V10]" office:value-type="string" office:string-value="$tech_shield_multiplexer_2_DESC$">
            <text:p>$tech_shield_multiplexer_2_DESC$</text:p>
          </table:table-cell>
          <table:table-cell table:formula="of:=[.W10]" office:value-type="string" office:string-value="&quot;">
            <text:p>"</text:p>
          </table:table-cell>
          <table:table-cell table:formula="of:=[.X16]" office:value-type="string" office:string-value=":0">
            <text:p>:0</text:p>
          </table:table-cell>
          <table:table-cell table:formula="of:=[.Y16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17]&amp;[.X17]&amp;[.Y17]&amp;[.W17]&amp;[.U17]&amp;[.Y17]&amp;[.AA17]&amp;[.W17]" office:value-type="string" office:string-value="SHIELD_MULTIPLEXER_2_DESTROYER:0 &quot;Shield Multiplexer II (Destroyer)&quot;">
            <text:p>SHIELD_MULTIPLEXER_2_DESTROYER:0 "Shield Multiplexer II (Destroyer)"</text:p>
          </table:table-cell>
          <table:table-cell table:formula="of:=[.T17]&amp;[.Z17]&amp;[.X17]&amp;[.Y17]&amp;[.W17]&amp;[.V17]&amp;[.W17]" office:value-type="string" office:string-value="SHIELD_MULTIPLEXER_2_DESTROYER_DESC :0 &quot;$tech_shield_multiplexer_2_DESC$&quot;">
            <text:p>SHIELD_MULTIPLEXER_2_DESTROYER_DESC :0 "$tech_shield_multiplexer_2_DESC$"</text:p>
          </table:table-cell>
        </table:table-row>
        <table:table-row table:style-name="ro2">
          <table:table-cell office:value-type="string">
            <text:p>"TARGETING_OPTRONICS_1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DESTROYER"</text:p>
          </table:table-cell>
          <table:table-cell table:number-columns-repeated="3"/>
          <table:table-cell office:value-type="string">
            <text:p>TARGETING_OPTRONICS_1_DESTROYER</text:p>
          </table:table-cell>
          <table:table-cell table:formula="of:=[.U11]" office:value-type="string" office:string-value="Targeting Optronics I">
            <text:p>Targeting Optronics I</text:p>
          </table:table-cell>
          <table:table-cell table:formula="of:=[.V11]" office:value-type="string" office:string-value="$tech_shield_multiplexer_1_DESC$">
            <text:p>$tech_shield_multiplexer_1_DESC$</text:p>
          </table:table-cell>
          <table:table-cell table:formula="of:=[.W11]" office:value-type="string" office:string-value="&quot;">
            <text:p>"</text:p>
          </table:table-cell>
          <table:table-cell table:formula="of:=[.X17]" office:value-type="string" office:string-value=":0">
            <text:p>:0</text:p>
          </table:table-cell>
          <table:table-cell table:formula="of:=[.Y1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18]&amp;[.X18]&amp;[.Y18]&amp;[.W18]&amp;[.U18]&amp;[.Y18]&amp;[.AA18]&amp;[.W18]" office:value-type="string" office:string-value="TARGETING_OPTRONICS_1_DESTROYER:0 &quot;Targeting Optronics I (Destroyer)&quot;">
            <text:p>TARGETING_OPTRONICS_1_DESTROYER:0 "Targeting Optronics I (Destroyer)"</text:p>
          </table:table-cell>
          <table:table-cell table:formula="of:=[.T18]&amp;[.Z18]&amp;[.X18]&amp;[.Y18]&amp;[.W18]&amp;[.V18]&amp;[.W18]" office:value-type="string" office:string-value="TARGETING_OPTRONICS_1_DESTROYER_DESC :0 &quot;$tech_shield_multiplexer_1_DESC$&quot;">
            <text:p>TARGETING_OPTRONICS_1_DESTROYER_DESC :0 "$tech_shield_multiplexer_1_DESC$"</text:p>
          </table:table-cell>
        </table:table-row>
        <table:table-row table:style-name="ro2">
          <table:table-cell office:value-type="string">
            <text:p>"TARGETING_OPTRONICS_2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DESTROYER"</text:p>
          </table:table-cell>
          <table:table-cell table:number-columns-repeated="3"/>
          <table:table-cell office:value-type="string">
            <text:p>TARGETING_OPTRONICS_2_DESTROYER</text:p>
          </table:table-cell>
          <table:table-cell table:formula="of:=[.U12]" office:value-type="string" office:string-value="Targeting Optronics II">
            <text:p>Targeting Optronics II</text:p>
          </table:table-cell>
          <table:table-cell table:formula="of:=[.V12]" office:value-type="string" office:string-value="$tech_shield_multiplexer_2_DESC$">
            <text:p>$tech_shield_multiplexer_2_DESC$</text:p>
          </table:table-cell>
          <table:table-cell table:formula="of:=[.W12]" office:value-type="string" office:string-value="&quot;">
            <text:p>"</text:p>
          </table:table-cell>
          <table:table-cell table:formula="of:=[.X18]" office:value-type="string" office:string-value=":0">
            <text:p>:0</text:p>
          </table:table-cell>
          <table:table-cell table:formula="of:=[.Y1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19]&amp;[.X19]&amp;[.Y19]&amp;[.W19]&amp;[.U19]&amp;[.Y19]&amp;[.AA19]&amp;[.W19]" office:value-type="string" office:string-value="TARGETING_OPTRONICS_2_DESTROYER:0 &quot;Targeting Optronics II (Destroyer)&quot;">
            <text:p>TARGETING_OPTRONICS_2_DESTROYER:0 "Targeting Optronics II (Destroyer)"</text:p>
          </table:table-cell>
          <table:table-cell table:formula="of:=[.T19]&amp;[.Z19]&amp;[.X19]&amp;[.Y19]&amp;[.W19]&amp;[.V19]&amp;[.W19]" office:value-type="string" office:string-value="TARGETING_OPTRONICS_2_DESTROYER_DESC :0 &quot;$tech_shield_multiplexer_2_DESC$&quot;">
            <text:p>TARGETING_OPTRONICS_2_DESTROYER_DESC :0 "$tech_shield_multiplexer_2_DESC$"</text:p>
          </table:table-cell>
        </table:table-row>
        <table:table-row table:style-name="ro2">
          <table:table-cell office:value-type="string">
            <text:p>"ENIGMATIC_ENCODER_DESTROY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destroyer small_ship_fallen_empire destroyerNSC Escort Frigate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DESTROYER</text:p>
          </table:table-cell>
          <table:table-cell table:formula="of:=[.U13]" office:value-type="string" office:string-value="Enigmatic Encoder">
            <text:p>Enigmatic Encoder</text:p>
          </table:table-cell>
          <table:table-cell table:formula="of:=[.V13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13]" office:value-type="string" office:string-value="&quot;">
            <text:p>"</text:p>
          </table:table-cell>
          <table:table-cell table:formula="of:=[.X19]" office:value-type="string" office:string-value=":0">
            <text:p>:0</text:p>
          </table:table-cell>
          <table:table-cell table:formula="of:=[.Y19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stroyer)</text:p>
          </table:table-cell>
          <table:table-cell table:formula="of:=[.T20]&amp;[.X20]&amp;[.Y20]&amp;[.W20]&amp;[.U20]&amp;[.Y20]&amp;[.AA20]&amp;[.W20]" office:value-type="string" office:string-value="ENIGMATIC_ENCODER_DESTROYER:0 &quot;Enigmatic Encoder (Destroyer)&quot;">
            <text:p>ENIGMATIC_ENCODER_DESTROYER:0 "Enigmatic Encoder (Destroyer)"</text:p>
          </table:table-cell>
          <table:table-cell table:formula="of:=[.T20]&amp;[.Z20]&amp;[.X20]&amp;[.Y20]&amp;[.W20]&amp;[.V20]&amp;[.W20]" office:value-type="string" office:string-value="ENIGMATIC_ENCODER_DESTROYER_DESC :0 &quot;Enigmatic Encoder deciphers enemy flight path data according to some indeterminable design. Albeit its mystery though, it offers unmatched performance as a targeting computer.&quot;">
            <text:p>ENIGMATIC_ENCODER_DESTROYER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CRUIS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CRUISER"</text:p>
          </table:table-cell>
          <table:table-cell table:number-columns-repeated="3"/>
          <table:table-cell office:value-type="string">
            <text:p>AUTO_REPAIR_CRUISER</text:p>
          </table:table-cell>
          <table:table-cell table:formula="of:=[.U14]" office:value-type="string" office:string-value="SmartMetal Bank I">
            <text:p>SmartMetal Bank I</text:p>
          </table:table-cell>
          <table:table-cell table:formula="of:=[.V14]" office:value-type="string" office:string-value="$tech_smartmetal_manipulation_1_DESC$">
            <text:p>$tech_smartmetal_manipulation_1_DESC$</text:p>
          </table:table-cell>
          <table:table-cell table:formula="of:=[.W14]" office:value-type="string" office:string-value="&quot;">
            <text:p>"</text:p>
          </table:table-cell>
          <table:table-cell table:formula="of:=[.X20]" office:value-type="string" office:string-value=":0">
            <text:p>:0</text:p>
          </table:table-cell>
          <table:table-cell table:formula="of:=[.Y20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1]&amp;[.X21]&amp;[.Y21]&amp;[.W21]&amp;[.U21]&amp;[.Y21]&amp;[.AA21]&amp;[.W21]" office:value-type="string" office:string-value="AUTO_REPAIR_CRUISER:0 &quot;SmartMetal Bank I (Cruiser)&quot;">
            <text:p>AUTO_REPAIR_CRUISER:0 "SmartMetal Bank I (Cruiser)"</text:p>
          </table:table-cell>
          <table:table-cell table:formula="of:=[.T21]&amp;[.Z21]&amp;[.X21]&amp;[.Y21]&amp;[.W21]&amp;[.V21]&amp;[.W21]" office:value-type="string" office:string-value="AUTO_REPAIR_CRUISER_DESC :0 &quot;$tech_smartmetal_manipulation_1_DESC$&quot;">
            <text:p>AUTO_REPAIR_CRUISER_DESC :0 "$tech_smartmetal_manipulation_1_DESC$"</text:p>
          </table:table-cell>
        </table:table-row>
        <table:table-row table:style-name="ro2">
          <table:table-cell office:value-type="string">
            <text:p>"AUTO_REPAIR_2_CRUIS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CRUISER</text:p>
          </table:table-cell>
          <table:table-cell table:formula="of:=[.U15]" office:value-type="string" office:string-value="SmartMetal Bank II">
            <text:p>SmartMetal Bank II</text:p>
          </table:table-cell>
          <table:table-cell table:formula="of:=[.V15]" office:value-type="string" office:string-value="$tech_smartmetal_manipulation_2_DESC$">
            <text:p>$tech_smartmetal_manipulation_2_DESC$</text:p>
          </table:table-cell>
          <table:table-cell table:formula="of:=[.W15]" office:value-type="string" office:string-value="&quot;">
            <text:p>"</text:p>
          </table:table-cell>
          <table:table-cell table:formula="of:=[.X21]" office:value-type="string" office:string-value=":0">
            <text:p>:0</text:p>
          </table:table-cell>
          <table:table-cell table:formula="of:=[.Y21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2]&amp;[.X22]&amp;[.Y22]&amp;[.W22]&amp;[.U22]&amp;[.Y22]&amp;[.AA22]&amp;[.W22]" office:value-type="string" office:string-value="AUTO_REPAIR_2_CRUISER:0 &quot;SmartMetal Bank II (Cruiser)&quot;">
            <text:p>AUTO_REPAIR_2_CRUISER:0 "SmartMetal Bank II (Cruiser)"</text:p>
          </table:table-cell>
          <table:table-cell table:formula="of:=[.T22]&amp;[.Z22]&amp;[.X22]&amp;[.Y22]&amp;[.W22]&amp;[.V22]&amp;[.W22]" office:value-type="string" office:string-value="AUTO_REPAIR_2_CRUISER_DESC :0 &quot;$tech_smartmetal_manipulation_2_DESC$&quot;">
            <text:p>AUTO_REPAIR_2_CRUISER_DESC :0 "$tech_smartmetal_manipulation_2_DESC$"</text:p>
          </table:table-cell>
        </table:table-row>
        <table:table-row table:style-name="ro2">
          <table:table-cell office:value-type="string">
            <text:p>"SHIELD_MULTIPLEXER_1_CRUIS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CRUISER"</text:p>
          </table:table-cell>
          <table:table-cell table:number-columns-repeated="3"/>
          <table:table-cell office:value-type="string">
            <text:p>SHIELD_MULTIPLEXER_1_CRUISER</text:p>
          </table:table-cell>
          <table:table-cell table:formula="of:=[.U16]" office:value-type="string" office:string-value="Shield Multiplexer I">
            <text:p>Shield Multiplexer I</text:p>
          </table:table-cell>
          <table:table-cell table:formula="of:=[.V16]" office:value-type="string" office:string-value="$tech_shield_multiplexer_1_DESC$">
            <text:p>$tech_shield_multiplexer_1_DESC$</text:p>
          </table:table-cell>
          <table:table-cell table:formula="of:=[.W16]" office:value-type="string" office:string-value="&quot;">
            <text:p>"</text:p>
          </table:table-cell>
          <table:table-cell table:formula="of:=[.X22]" office:value-type="string" office:string-value=":0">
            <text:p>:0</text:p>
          </table:table-cell>
          <table:table-cell table:formula="of:=[.Y22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3]&amp;[.X23]&amp;[.Y23]&amp;[.W23]&amp;[.U23]&amp;[.Y23]&amp;[.AA23]&amp;[.W23]" office:value-type="string" office:string-value="SHIELD_MULTIPLEXER_1_CRUISER:0 &quot;Shield Multiplexer I (Cruiser)&quot;">
            <text:p>SHIELD_MULTIPLEXER_1_CRUISER:0 "Shield Multiplexer I (Cruiser)"</text:p>
          </table:table-cell>
          <table:table-cell table:formula="of:=[.T23]&amp;[.Z23]&amp;[.X23]&amp;[.Y23]&amp;[.W23]&amp;[.V23]&amp;[.W23]" office:value-type="string" office:string-value="SHIELD_MULTIPLEXER_1_CRUISER_DESC :0 &quot;$tech_shield_multiplexer_1_DESC$&quot;">
            <text:p>SHIELD_MULTIPLEXER_1_CRUISER_DESC :0 "$tech_shield_multiplexer_1_DESC$"</text:p>
          </table:table-cell>
        </table:table-row>
        <table:table-row table:style-name="ro2">
          <table:table-cell office:value-type="string">
            <text:p>"SHIELD_MULTIPLEXER_2_CRUIS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CRUISER</text:p>
          </table:table-cell>
          <table:table-cell table:formula="of:=[.U17]" office:value-type="string" office:string-value="Shield Multiplexer II">
            <text:p>Shield Multiplexer II</text:p>
          </table:table-cell>
          <table:table-cell table:formula="of:=[.V17]" office:value-type="string" office:string-value="$tech_shield_multiplexer_2_DESC$">
            <text:p>$tech_shield_multiplexer_2_DESC$</text:p>
          </table:table-cell>
          <table:table-cell table:formula="of:=[.W17]" office:value-type="string" office:string-value="&quot;">
            <text:p>"</text:p>
          </table:table-cell>
          <table:table-cell table:formula="of:=[.X23]" office:value-type="string" office:string-value=":0">
            <text:p>:0</text:p>
          </table:table-cell>
          <table:table-cell table:formula="of:=[.Y23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4]&amp;[.X24]&amp;[.Y24]&amp;[.W24]&amp;[.U24]&amp;[.Y24]&amp;[.AA24]&amp;[.W24]" office:value-type="string" office:string-value="SHIELD_MULTIPLEXER_2_CRUISER:0 &quot;Shield Multiplexer II (Cruiser)&quot;">
            <text:p>SHIELD_MULTIPLEXER_2_CRUISER:0 "Shield Multiplexer II (Cruiser)"</text:p>
          </table:table-cell>
          <table:table-cell table:formula="of:=[.T24]&amp;[.Z24]&amp;[.X24]&amp;[.Y24]&amp;[.W24]&amp;[.V24]&amp;[.W24]" office:value-type="string" office:string-value="SHIELD_MULTIPLEXER_2_CRUISER_DESC :0 &quot;$tech_shield_multiplexer_2_DESC$&quot;">
            <text:p>SHIELD_MULTIPLEXER_2_CRUISER_DESC :0 "$tech_shield_multiplexer_2_DESC$"</text:p>
          </table:table-cell>
        </table:table-row>
        <table:table-row table:style-name="ro2">
          <table:table-cell office:value-type="string">
            <text:p>"TARGETING_OPTRONICS_1_CRUIS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CRUISER"</text:p>
          </table:table-cell>
          <table:table-cell table:number-columns-repeated="3"/>
          <table:table-cell office:value-type="string">
            <text:p>TARGETING_OPTRONICS_1_CRUISER</text:p>
          </table:table-cell>
          <table:table-cell table:formula="of:=[.U18]" office:value-type="string" office:string-value="Targeting Optronics I">
            <text:p>Targeting Optronics I</text:p>
          </table:table-cell>
          <table:table-cell table:formula="of:=[.V18]" office:value-type="string" office:string-value="$tech_shield_multiplexer_1_DESC$">
            <text:p>$tech_shield_multiplexer_1_DESC$</text:p>
          </table:table-cell>
          <table:table-cell table:formula="of:=[.W18]" office:value-type="string" office:string-value="&quot;">
            <text:p>"</text:p>
          </table:table-cell>
          <table:table-cell table:formula="of:=[.X24]" office:value-type="string" office:string-value=":0">
            <text:p>:0</text:p>
          </table:table-cell>
          <table:table-cell table:formula="of:=[.Y24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5]&amp;[.X25]&amp;[.Y25]&amp;[.W25]&amp;[.U25]&amp;[.Y25]&amp;[.AA25]&amp;[.W25]" office:value-type="string" office:string-value="TARGETING_OPTRONICS_1_CRUISER:0 &quot;Targeting Optronics I (Cruiser)&quot;">
            <text:p>TARGETING_OPTRONICS_1_CRUISER:0 "Targeting Optronics I (Cruiser)"</text:p>
          </table:table-cell>
          <table:table-cell table:formula="of:=[.T25]&amp;[.Z25]&amp;[.X25]&amp;[.Y25]&amp;[.W25]&amp;[.V25]&amp;[.W25]" office:value-type="string" office:string-value="TARGETING_OPTRONICS_1_CRUISER_DESC :0 &quot;$tech_shield_multiplexer_1_DESC$&quot;">
            <text:p>TARGETING_OPTRONICS_1_CRUISER_DESC :0 "$tech_shield_multiplexer_1_DESC$"</text:p>
          </table:table-cell>
        </table:table-row>
        <table:table-row table:style-name="ro2">
          <table:table-cell office:value-type="string">
            <text:p>"TARGETING_OPTRONICS_2_CRUIS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CRUISER"</text:p>
          </table:table-cell>
          <table:table-cell table:number-columns-repeated="3"/>
          <table:table-cell office:value-type="string">
            <text:p>TARGETING_OPTRONICS_2_CRUISER</text:p>
          </table:table-cell>
          <table:table-cell table:formula="of:=[.U19]" office:value-type="string" office:string-value="Targeting Optronics II">
            <text:p>Targeting Optronics II</text:p>
          </table:table-cell>
          <table:table-cell table:formula="of:=[.V19]" office:value-type="string" office:string-value="$tech_shield_multiplexer_2_DESC$">
            <text:p>$tech_shield_multiplexer_2_DESC$</text:p>
          </table:table-cell>
          <table:table-cell table:formula="of:=[.W19]" office:value-type="string" office:string-value="&quot;">
            <text:p>"</text:p>
          </table:table-cell>
          <table:table-cell table:formula="of:=[.X25]" office:value-type="string" office:string-value=":0">
            <text:p>:0</text:p>
          </table:table-cell>
          <table:table-cell table:formula="of:=[.Y25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6]&amp;[.X26]&amp;[.Y26]&amp;[.W26]&amp;[.U26]&amp;[.Y26]&amp;[.AA26]&amp;[.W26]" office:value-type="string" office:string-value="TARGETING_OPTRONICS_2_CRUISER:0 &quot;Targeting Optronics II (Cruiser)&quot;">
            <text:p>TARGETING_OPTRONICS_2_CRUISER:0 "Targeting Optronics II (Cruiser)"</text:p>
          </table:table-cell>
          <table:table-cell table:formula="of:=[.T26]&amp;[.Z26]&amp;[.X26]&amp;[.Y26]&amp;[.W26]&amp;[.V26]&amp;[.W26]" office:value-type="string" office:string-value="TARGETING_OPTRONICS_2_CRUISER_DESC :0 &quot;$tech_shield_multiplexer_2_DESC$&quot;">
            <text:p>TARGETING_OPTRONICS_2_CRUISER_DESC :0 "$tech_shield_multiplexer_2_DESC$"</text:p>
          </table:table-cell>
        </table:table-row>
        <table:table-row table:style-name="ro2">
          <table:table-cell office:value-type="string">
            <text:p>"ENIGMATIC_ENCODER_CRUIS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CRUISER</text:p>
          </table:table-cell>
          <table:table-cell table:formula="of:=[.U20]" office:value-type="string" office:string-value="Enigmatic Encoder">
            <text:p>Enigmatic Encoder</text:p>
          </table:table-cell>
          <table:table-cell table:formula="of:=[.V20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20]" office:value-type="string" office:string-value="&quot;">
            <text:p>"</text:p>
          </table:table-cell>
          <table:table-cell table:formula="of:=[.X26]" office:value-type="string" office:string-value=":0">
            <text:p>:0</text:p>
          </table:table-cell>
          <table:table-cell table:formula="of:=[.Y26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Cruiser)</text:p>
          </table:table-cell>
          <table:table-cell table:formula="of:=[.T27]&amp;[.X27]&amp;[.Y27]&amp;[.W27]&amp;[.U27]&amp;[.Y27]&amp;[.AA27]&amp;[.W27]" office:value-type="string" office:string-value="ENIGMATIC_ENCODER_CRUISER:0 &quot;Enigmatic Encoder (Cruiser)&quot;">
            <text:p>ENIGMATIC_ENCODER_CRUISER:0 "Enigmatic Encoder (Cruiser)"</text:p>
          </table:table-cell>
          <table:table-cell table:formula="of:=[.T27]&amp;[.Z27]&amp;[.X27]&amp;[.Y27]&amp;[.W27]&amp;[.V27]&amp;[.W27]" office:value-type="string" office:string-value="ENIGMATIC_ENCODER_CRUISER_DESC :0 &quot;Enigmatic Encoder deciphers enemy flight path data according to some indeterminable design. Albeit its mystery though, it offers unmatched performance as a targeting computer.&quot;">
            <text:p>ENIGMATIC_ENCODER_CRUISER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BB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battleship large_ship_fallen_empire battleshipNSC Carrier SCX_Carrier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BB"</text:p>
          </table:table-cell>
          <table:table-cell table:number-columns-repeated="3"/>
          <table:table-cell office:value-type="string">
            <text:p>AUTO_REPAIR_BB</text:p>
          </table:table-cell>
          <table:table-cell table:formula="of:=[.U21]" office:value-type="string" office:string-value="SmartMetal Bank I">
            <text:p>SmartMetal Bank I</text:p>
          </table:table-cell>
          <table:table-cell table:formula="of:=[.V21]" office:value-type="string" office:string-value="$tech_smartmetal_manipulation_1_DESC$">
            <text:p>$tech_smartmetal_manipulation_1_DESC$</text:p>
          </table:table-cell>
          <table:table-cell table:formula="of:=[.W21]" office:value-type="string" office:string-value="&quot;">
            <text:p>"</text:p>
          </table:table-cell>
          <table:table-cell table:formula="of:=[.X27]" office:value-type="string" office:string-value=":0">
            <text:p>:0</text:p>
          </table:table-cell>
          <table:table-cell table:formula="of:=[.Y2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28]&amp;[.X28]&amp;[.Y28]&amp;[.W28]&amp;[.U28]&amp;[.Y28]&amp;[.AA28]&amp;[.W28]" office:value-type="string" office:string-value="AUTO_REPAIR_BB:0 &quot;SmartMetal Bank I (Battleship)&quot;">
            <text:p>AUTO_REPAIR_BB:0 "SmartMetal Bank I (Battleship)"</text:p>
          </table:table-cell>
          <table:table-cell table:formula="of:=[.T28]&amp;[.Z28]&amp;[.X28]&amp;[.Y28]&amp;[.W28]&amp;[.V28]&amp;[.W28]" office:value-type="string" office:string-value="AUTO_REPAIR_BB_DESC :0 &quot;$tech_smartmetal_manipulation_1_DESC$&quot;">
            <text:p>AUTO_REPAIR_BB_DESC :0 "$tech_smartmetal_manipulation_1_DESC$"</text:p>
          </table:table-cell>
        </table:table-row>
        <table:table-row table:style-name="ro2">
          <table:table-cell office:value-type="string">
            <text:p>"AUTO_REPAIR_2_BB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battleship large_ship_fallen_empire battleshipNSC Carrier SCX_Carrier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BB</text:p>
          </table:table-cell>
          <table:table-cell table:formula="of:=[.U22]" office:value-type="string" office:string-value="SmartMetal Bank II">
            <text:p>SmartMetal Bank II</text:p>
          </table:table-cell>
          <table:table-cell table:formula="of:=[.V22]" office:value-type="string" office:string-value="$tech_smartmetal_manipulation_2_DESC$">
            <text:p>$tech_smartmetal_manipulation_2_DESC$</text:p>
          </table:table-cell>
          <table:table-cell table:formula="of:=[.W22]" office:value-type="string" office:string-value="&quot;">
            <text:p>"</text:p>
          </table:table-cell>
          <table:table-cell table:formula="of:=[.X28]" office:value-type="string" office:string-value=":0">
            <text:p>:0</text:p>
          </table:table-cell>
          <table:table-cell table:formula="of:=[.Y2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29]&amp;[.X29]&amp;[.Y29]&amp;[.W29]&amp;[.U29]&amp;[.Y29]&amp;[.AA29]&amp;[.W29]" office:value-type="string" office:string-value="AUTO_REPAIR_2_BB:0 &quot;SmartMetal Bank II (Battleship)&quot;">
            <text:p>AUTO_REPAIR_2_BB:0 "SmartMetal Bank II (Battleship)"</text:p>
          </table:table-cell>
          <table:table-cell table:formula="of:=[.T29]&amp;[.Z29]&amp;[.X29]&amp;[.Y29]&amp;[.W29]&amp;[.V29]&amp;[.W29]" office:value-type="string" office:string-value="AUTO_REPAIR_2_BB_DESC :0 &quot;$tech_smartmetal_manipulation_2_DESC$&quot;">
            <text:p>AUTO_REPAIR_2_BB_DESC :0 "$tech_smartmetal_manipulation_2_DESC$"</text:p>
          </table:table-cell>
        </table:table-row>
        <table:table-row table:style-name="ro2">
          <table:table-cell office:value-type="string">
            <text:p>"SHIELD_MULTIPLEXER_1_BB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battleship large_ship_fallen_empire battleshipNSC Carrier SCX_Carrier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BB"</text:p>
          </table:table-cell>
          <table:table-cell table:number-columns-repeated="3"/>
          <table:table-cell office:value-type="string">
            <text:p>SHIELD_MULTIPLEXER_1_BB</text:p>
          </table:table-cell>
          <table:table-cell table:formula="of:=[.U23]" office:value-type="string" office:string-value="Shield Multiplexer I">
            <text:p>Shield Multiplexer I</text:p>
          </table:table-cell>
          <table:table-cell table:formula="of:=[.V23]" office:value-type="string" office:string-value="$tech_shield_multiplexer_1_DESC$">
            <text:p>$tech_shield_multiplexer_1_DESC$</text:p>
          </table:table-cell>
          <table:table-cell table:formula="of:=[.W23]" office:value-type="string" office:string-value="&quot;">
            <text:p>"</text:p>
          </table:table-cell>
          <table:table-cell table:formula="of:=[.X29]" office:value-type="string" office:string-value=":0">
            <text:p>:0</text:p>
          </table:table-cell>
          <table:table-cell table:formula="of:=[.Y29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30]&amp;[.X30]&amp;[.Y30]&amp;[.W30]&amp;[.U30]&amp;[.Y30]&amp;[.AA30]&amp;[.W30]" office:value-type="string" office:string-value="SHIELD_MULTIPLEXER_1_BB:0 &quot;Shield Multiplexer I (Battleship)&quot;">
            <text:p>SHIELD_MULTIPLEXER_1_BB:0 "Shield Multiplexer I (Battleship)"</text:p>
          </table:table-cell>
          <table:table-cell table:formula="of:=[.T30]&amp;[.Z30]&amp;[.X30]&amp;[.Y30]&amp;[.W30]&amp;[.V30]&amp;[.W30]" office:value-type="string" office:string-value="SHIELD_MULTIPLEXER_1_BB_DESC :0 &quot;$tech_shield_multiplexer_1_DESC$&quot;">
            <text:p>SHIELD_MULTIPLEXER_1_BB_DESC :0 "$tech_shield_multiplexer_1_DESC$"</text:p>
          </table:table-cell>
        </table:table-row>
        <table:table-row table:style-name="ro2">
          <table:table-cell office:value-type="string">
            <text:p>"SHIELD_MULTIPLEXER_2_BB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battleship large_ship_fallen_empire battleshipNSC Carrier SCX_Carrier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BB</text:p>
          </table:table-cell>
          <table:table-cell table:formula="of:=[.U24]" office:value-type="string" office:string-value="Shield Multiplexer II">
            <text:p>Shield Multiplexer II</text:p>
          </table:table-cell>
          <table:table-cell table:formula="of:=[.V24]" office:value-type="string" office:string-value="$tech_shield_multiplexer_2_DESC$">
            <text:p>$tech_shield_multiplexer_2_DESC$</text:p>
          </table:table-cell>
          <table:table-cell table:formula="of:=[.W24]" office:value-type="string" office:string-value="&quot;">
            <text:p>"</text:p>
          </table:table-cell>
          <table:table-cell table:formula="of:=[.X30]" office:value-type="string" office:string-value=":0">
            <text:p>:0</text:p>
          </table:table-cell>
          <table:table-cell table:formula="of:=[.Y30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31]&amp;[.X31]&amp;[.Y31]&amp;[.W31]&amp;[.U31]&amp;[.Y31]&amp;[.AA31]&amp;[.W31]" office:value-type="string" office:string-value="SHIELD_MULTIPLEXER_2_BB:0 &quot;Shield Multiplexer II (Battleship)&quot;">
            <text:p>SHIELD_MULTIPLEXER_2_BB:0 "Shield Multiplexer II (Battleship)"</text:p>
          </table:table-cell>
          <table:table-cell table:formula="of:=[.T31]&amp;[.Z31]&amp;[.X31]&amp;[.Y31]&amp;[.W31]&amp;[.V31]&amp;[.W31]" office:value-type="string" office:string-value="SHIELD_MULTIPLEXER_2_BB_DESC :0 &quot;$tech_shield_multiplexer_2_DESC$&quot;">
            <text:p>SHIELD_MULTIPLEXER_2_BB_DESC :0 "$tech_shield_multiplexer_2_DESC$"</text:p>
          </table:table-cell>
        </table:table-row>
        <table:table-row table:style-name="ro2">
          <table:table-cell office:value-type="string">
            <text:p>"TARGETING_OPTRONICS_1_BB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BB"</text:p>
          </table:table-cell>
          <table:table-cell table:number-columns-repeated="3"/>
          <table:table-cell office:value-type="string">
            <text:p>TARGETING_OPTRONICS_1_BB</text:p>
          </table:table-cell>
          <table:table-cell table:formula="of:=[.U25]" office:value-type="string" office:string-value="Targeting Optronics I">
            <text:p>Targeting Optronics I</text:p>
          </table:table-cell>
          <table:table-cell table:formula="of:=[.V25]" office:value-type="string" office:string-value="$tech_shield_multiplexer_1_DESC$">
            <text:p>$tech_shield_multiplexer_1_DESC$</text:p>
          </table:table-cell>
          <table:table-cell table:formula="of:=[.W25]" office:value-type="string" office:string-value="&quot;">
            <text:p>"</text:p>
          </table:table-cell>
          <table:table-cell table:formula="of:=[.X31]" office:value-type="string" office:string-value=":0">
            <text:p>:0</text:p>
          </table:table-cell>
          <table:table-cell table:formula="of:=[.Y31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32]&amp;[.X32]&amp;[.Y32]&amp;[.W32]&amp;[.U32]&amp;[.Y32]&amp;[.AA32]&amp;[.W32]" office:value-type="string" office:string-value="TARGETING_OPTRONICS_1_BB:0 &quot;Targeting Optronics I (Battleship)&quot;">
            <text:p>TARGETING_OPTRONICS_1_BB:0 "Targeting Optronics I (Battleship)"</text:p>
          </table:table-cell>
          <table:table-cell table:formula="of:=[.T32]&amp;[.Z32]&amp;[.X32]&amp;[.Y32]&amp;[.W32]&amp;[.V32]&amp;[.W32]" office:value-type="string" office:string-value="TARGETING_OPTRONICS_1_BB_DESC :0 &quot;$tech_shield_multiplexer_1_DESC$&quot;">
            <text:p>TARGETING_OPTRONICS_1_BB_DESC :0 "$tech_shield_multiplexer_1_DESC$"</text:p>
          </table:table-cell>
        </table:table-row>
        <table:table-row table:style-name="ro2">
          <table:table-cell office:value-type="string">
            <text:p>"TARGETING_OPTRONICS_2_BB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BB"</text:p>
          </table:table-cell>
          <table:table-cell table:number-columns-repeated="3"/>
          <table:table-cell office:value-type="string">
            <text:p>TARGETING_OPTRONICS_2_BB</text:p>
          </table:table-cell>
          <table:table-cell table:formula="of:=[.U26]" office:value-type="string" office:string-value="Targeting Optronics II">
            <text:p>Targeting Optronics II</text:p>
          </table:table-cell>
          <table:table-cell table:formula="of:=[.V26]" office:value-type="string" office:string-value="$tech_shield_multiplexer_2_DESC$">
            <text:p>$tech_shield_multiplexer_2_DESC$</text:p>
          </table:table-cell>
          <table:table-cell table:formula="of:=[.W26]" office:value-type="string" office:string-value="&quot;">
            <text:p>"</text:p>
          </table:table-cell>
          <table:table-cell table:formula="of:=[.X32]" office:value-type="string" office:string-value=":0">
            <text:p>:0</text:p>
          </table:table-cell>
          <table:table-cell table:formula="of:=[.Y32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33]&amp;[.X33]&amp;[.Y33]&amp;[.W33]&amp;[.U33]&amp;[.Y33]&amp;[.AA33]&amp;[.W33]" office:value-type="string" office:string-value="TARGETING_OPTRONICS_2_BB:0 &quot;Targeting Optronics II (Battleship)&quot;">
            <text:p>TARGETING_OPTRONICS_2_BB:0 "Targeting Optronics II (Battleship)"</text:p>
          </table:table-cell>
          <table:table-cell table:formula="of:=[.T33]&amp;[.Z33]&amp;[.X33]&amp;[.Y33]&amp;[.W33]&amp;[.V33]&amp;[.W33]" office:value-type="string" office:string-value="TARGETING_OPTRONICS_2_BB_DESC :0 &quot;$tech_shield_multiplexer_2_DESC$&quot;">
            <text:p>TARGETING_OPTRONICS_2_BB_DESC :0 "$tech_shield_multiplexer_2_DESC$"</text:p>
          </table:table-cell>
        </table:table-row>
        <table:table-row table:style-name="ro2">
          <table:table-cell office:value-type="string">
            <text:p>"ENIGMATIC_ENCODER_BB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battleship large_ship_fallen_empire battleshipNSC Carrier SCX_Carrier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BB</text:p>
          </table:table-cell>
          <table:table-cell table:formula="of:=[.U27]" office:value-type="string" office:string-value="Enigmatic Encoder">
            <text:p>Enigmatic Encoder</text:p>
          </table:table-cell>
          <table:table-cell table:formula="of:=[.V27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27]" office:value-type="string" office:string-value="&quot;">
            <text:p>"</text:p>
          </table:table-cell>
          <table:table-cell table:formula="of:=[.X33]" office:value-type="string" office:string-value=":0">
            <text:p>:0</text:p>
          </table:table-cell>
          <table:table-cell table:formula="of:=[.Y33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Battleship)</text:p>
          </table:table-cell>
          <table:table-cell table:formula="of:=[.T34]&amp;[.X34]&amp;[.Y34]&amp;[.W34]&amp;[.U34]&amp;[.Y34]&amp;[.AA34]&amp;[.W34]" office:value-type="string" office:string-value="ENIGMATIC_ENCODER_BB:0 &quot;Enigmatic Encoder (Battleship)&quot;">
            <text:p>ENIGMATIC_ENCODER_BB:0 "Enigmatic Encoder (Battleship)"</text:p>
          </table:table-cell>
          <table:table-cell table:formula="of:=[.T34]&amp;[.Z34]&amp;[.X34]&amp;[.Y34]&amp;[.W34]&amp;[.V34]&amp;[.W34]" office:value-type="string" office:string-value="ENIGMATIC_ENCODER_BB_DESC :0 &quot;Enigmatic Encoder deciphers enemy flight path data according to some indeterminable design. Albeit its mystery though, it offers unmatched performance as a targeting computer.&quot;">
            <text:p>ENIGMATIC_ENCODER_BB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DN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DN"</text:p>
          </table:table-cell>
          <table:table-cell table:number-columns-repeated="3"/>
          <table:table-cell office:value-type="string">
            <text:p>AUTO_REPAIR_DN</text:p>
          </table:table-cell>
          <table:table-cell table:formula="of:=[.U28]" office:value-type="string" office:string-value="SmartMetal Bank I">
            <text:p>SmartMetal Bank I</text:p>
          </table:table-cell>
          <table:table-cell table:formula="of:=[.V28]" office:value-type="string" office:string-value="$tech_smartmetal_manipulation_1_DESC$">
            <text:p>$tech_smartmetal_manipulation_1_DESC$</text:p>
          </table:table-cell>
          <table:table-cell table:formula="of:=[.W28]" office:value-type="string" office:string-value="&quot;">
            <text:p>"</text:p>
          </table:table-cell>
          <table:table-cell table:formula="of:=[.X34]" office:value-type="string" office:string-value=":0">
            <text:p>:0</text:p>
          </table:table-cell>
          <table:table-cell table:formula="of:=[.Y34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35]&amp;[.X35]&amp;[.Y35]&amp;[.W35]&amp;[.U35]&amp;[.Y35]&amp;[.AA35]&amp;[.W35]" office:value-type="string" office:string-value="AUTO_REPAIR_DN:0 &quot;SmartMetal Bank I (Dreadnought)&quot;">
            <text:p>AUTO_REPAIR_DN:0 "SmartMetal Bank I (Dreadnought)"</text:p>
          </table:table-cell>
          <table:table-cell table:formula="of:=[.T35]&amp;[.Z35]&amp;[.X35]&amp;[.Y35]&amp;[.W35]&amp;[.V35]&amp;[.W35]" office:value-type="string" office:string-value="AUTO_REPAIR_DN_DESC :0 &quot;$tech_smartmetal_manipulation_1_DESC$&quot;">
            <text:p>AUTO_REPAIR_DN_DESC :0 "$tech_smartmetal_manipulation_1_DESC$"</text:p>
          </table:table-cell>
        </table:table-row>
        <table:table-row table:style-name="ro2">
          <table:table-cell office:value-type="string">
            <text:p>"AUTO_REPAIR_2_DN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DN</text:p>
          </table:table-cell>
          <table:table-cell table:formula="of:=[.U29]" office:value-type="string" office:string-value="SmartMetal Bank II">
            <text:p>SmartMetal Bank II</text:p>
          </table:table-cell>
          <table:table-cell table:formula="of:=[.V29]" office:value-type="string" office:string-value="$tech_smartmetal_manipulation_2_DESC$">
            <text:p>$tech_smartmetal_manipulation_2_DESC$</text:p>
          </table:table-cell>
          <table:table-cell table:formula="of:=[.W29]" office:value-type="string" office:string-value="&quot;">
            <text:p>"</text:p>
          </table:table-cell>
          <table:table-cell table:formula="of:=[.X35]" office:value-type="string" office:string-value=":0">
            <text:p>:0</text:p>
          </table:table-cell>
          <table:table-cell table:formula="of:=[.Y35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36]&amp;[.X36]&amp;[.Y36]&amp;[.W36]&amp;[.U36]&amp;[.Y36]&amp;[.AA36]&amp;[.W36]" office:value-type="string" office:string-value="AUTO_REPAIR_2_DN:0 &quot;SmartMetal Bank II (Dreadnought)&quot;">
            <text:p>AUTO_REPAIR_2_DN:0 "SmartMetal Bank II (Dreadnought)"</text:p>
          </table:table-cell>
          <table:table-cell table:formula="of:=[.T36]&amp;[.Z36]&amp;[.X36]&amp;[.Y36]&amp;[.W36]&amp;[.V36]&amp;[.W36]" office:value-type="string" office:string-value="AUTO_REPAIR_2_DN_DESC :0 &quot;$tech_smartmetal_manipulation_2_DESC$&quot;">
            <text:p>AUTO_REPAIR_2_DN_DESC :0 "$tech_smartmetal_manipulation_2_DESC$"</text:p>
          </table:table-cell>
        </table:table-row>
        <table:table-row table:style-name="ro2">
          <table:table-cell office:value-type="string">
            <text:p>"SHIELD_MULTIPLEXER_1_DN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DN"</text:p>
          </table:table-cell>
          <table:table-cell table:number-columns-repeated="3"/>
          <table:table-cell office:value-type="string">
            <text:p>SHIELD_MULTIPLEXER_1_DN</text:p>
          </table:table-cell>
          <table:table-cell table:formula="of:=[.U30]" office:value-type="string" office:string-value="Shield Multiplexer I">
            <text:p>Shield Multiplexer I</text:p>
          </table:table-cell>
          <table:table-cell table:formula="of:=[.V30]" office:value-type="string" office:string-value="$tech_shield_multiplexer_1_DESC$">
            <text:p>$tech_shield_multiplexer_1_DESC$</text:p>
          </table:table-cell>
          <table:table-cell table:formula="of:=[.W30]" office:value-type="string" office:string-value="&quot;">
            <text:p>"</text:p>
          </table:table-cell>
          <table:table-cell table:formula="of:=[.X36]" office:value-type="string" office:string-value=":0">
            <text:p>:0</text:p>
          </table:table-cell>
          <table:table-cell table:formula="of:=[.Y36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37]&amp;[.X37]&amp;[.Y37]&amp;[.W37]&amp;[.U37]&amp;[.Y37]&amp;[.AA37]&amp;[.W37]" office:value-type="string" office:string-value="SHIELD_MULTIPLEXER_1_DN:0 &quot;Shield Multiplexer I (Dreadnought)&quot;">
            <text:p>SHIELD_MULTIPLEXER_1_DN:0 "Shield Multiplexer I (Dreadnought)"</text:p>
          </table:table-cell>
          <table:table-cell table:formula="of:=[.T37]&amp;[.Z37]&amp;[.X37]&amp;[.Y37]&amp;[.W37]&amp;[.V37]&amp;[.W37]" office:value-type="string" office:string-value="SHIELD_MULTIPLEXER_1_DN_DESC :0 &quot;$tech_shield_multiplexer_1_DESC$&quot;">
            <text:p>SHIELD_MULTIPLEXER_1_DN_DESC :0 "$tech_shield_multiplexer_1_DESC$"</text:p>
          </table:table-cell>
        </table:table-row>
        <table:table-row table:style-name="ro2">
          <table:table-cell office:value-type="string">
            <text:p>"SHIELD_MULTIPLEXER_2_DN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960</text:p>
          </table:table-cell>
          <table:table-cell office:value-type="string">
            <text:p>9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DN</text:p>
          </table:table-cell>
          <table:table-cell table:formula="of:=[.U31]" office:value-type="string" office:string-value="Shield Multiplexer II">
            <text:p>Shield Multiplexer II</text:p>
          </table:table-cell>
          <table:table-cell table:formula="of:=[.V31]" office:value-type="string" office:string-value="$tech_shield_multiplexer_2_DESC$">
            <text:p>$tech_shield_multiplexer_2_DESC$</text:p>
          </table:table-cell>
          <table:table-cell table:formula="of:=[.W31]" office:value-type="string" office:string-value="&quot;">
            <text:p>"</text:p>
          </table:table-cell>
          <table:table-cell table:formula="of:=[.X37]" office:value-type="string" office:string-value=":0">
            <text:p>:0</text:p>
          </table:table-cell>
          <table:table-cell table:formula="of:=[.Y3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38]&amp;[.X38]&amp;[.Y38]&amp;[.W38]&amp;[.U38]&amp;[.Y38]&amp;[.AA38]&amp;[.W38]" office:value-type="string" office:string-value="SHIELD_MULTIPLEXER_2_DN:0 &quot;Shield Multiplexer II (Dreadnought)&quot;">
            <text:p>SHIELD_MULTIPLEXER_2_DN:0 "Shield Multiplexer II (Dreadnought)"</text:p>
          </table:table-cell>
          <table:table-cell table:formula="of:=[.T38]&amp;[.Z38]&amp;[.X38]&amp;[.Y38]&amp;[.W38]&amp;[.V38]&amp;[.W38]" office:value-type="string" office:string-value="SHIELD_MULTIPLEXER_2_DN_DESC :0 &quot;$tech_shield_multiplexer_2_DESC$&quot;">
            <text:p>SHIELD_MULTIPLEXER_2_DN_DESC :0 "$tech_shield_multiplexer_2_DESC$"</text:p>
          </table:table-cell>
        </table:table-row>
        <table:table-row table:style-name="ro2">
          <table:table-cell office:value-type="string">
            <text:p>"TARGETING_OPTRONICS_1_DN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DN"</text:p>
          </table:table-cell>
          <table:table-cell table:number-columns-repeated="3"/>
          <table:table-cell office:value-type="string">
            <text:p>TARGETING_OPTRONICS_1_DN</text:p>
          </table:table-cell>
          <table:table-cell table:formula="of:=[.U32]" office:value-type="string" office:string-value="Targeting Optronics I">
            <text:p>Targeting Optronics I</text:p>
          </table:table-cell>
          <table:table-cell table:formula="of:=[.V32]" office:value-type="string" office:string-value="$tech_shield_multiplexer_1_DESC$">
            <text:p>$tech_shield_multiplexer_1_DESC$</text:p>
          </table:table-cell>
          <table:table-cell table:formula="of:=[.W32]" office:value-type="string" office:string-value="&quot;">
            <text:p>"</text:p>
          </table:table-cell>
          <table:table-cell table:formula="of:=[.X38]" office:value-type="string" office:string-value=":0">
            <text:p>:0</text:p>
          </table:table-cell>
          <table:table-cell table:formula="of:=[.Y3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39]&amp;[.X39]&amp;[.Y39]&amp;[.W39]&amp;[.U39]&amp;[.Y39]&amp;[.AA39]&amp;[.W39]" office:value-type="string" office:string-value="TARGETING_OPTRONICS_1_DN:0 &quot;Targeting Optronics I (Dreadnought)&quot;">
            <text:p>TARGETING_OPTRONICS_1_DN:0 "Targeting Optronics I (Dreadnought)"</text:p>
          </table:table-cell>
          <table:table-cell table:formula="of:=[.T39]&amp;[.Z39]&amp;[.X39]&amp;[.Y39]&amp;[.W39]&amp;[.V39]&amp;[.W39]" office:value-type="string" office:string-value="TARGETING_OPTRONICS_1_DN_DESC :0 &quot;$tech_shield_multiplexer_1_DESC$&quot;">
            <text:p>TARGETING_OPTRONICS_1_DN_DESC :0 "$tech_shield_multiplexer_1_DESC$"</text:p>
          </table:table-cell>
        </table:table-row>
        <table:table-row table:style-name="ro2">
          <table:table-cell office:value-type="string">
            <text:p>"TARGETING_OPTRONICS_2_DN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DN"</text:p>
          </table:table-cell>
          <table:table-cell table:number-columns-repeated="3"/>
          <table:table-cell office:value-type="string">
            <text:p>TARGETING_OPTRONICS_2_DN</text:p>
          </table:table-cell>
          <table:table-cell table:formula="of:=[.U33]" office:value-type="string" office:string-value="Targeting Optronics II">
            <text:p>Targeting Optronics II</text:p>
          </table:table-cell>
          <table:table-cell table:formula="of:=[.V33]" office:value-type="string" office:string-value="$tech_shield_multiplexer_2_DESC$">
            <text:p>$tech_shield_multiplexer_2_DESC$</text:p>
          </table:table-cell>
          <table:table-cell table:formula="of:=[.W33]" office:value-type="string" office:string-value="&quot;">
            <text:p>"</text:p>
          </table:table-cell>
          <table:table-cell table:formula="of:=[.X39]" office:value-type="string" office:string-value=":0">
            <text:p>:0</text:p>
          </table:table-cell>
          <table:table-cell table:formula="of:=[.Y39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40]&amp;[.X40]&amp;[.Y40]&amp;[.W40]&amp;[.U40]&amp;[.Y40]&amp;[.AA40]&amp;[.W40]" office:value-type="string" office:string-value="TARGETING_OPTRONICS_2_DN:0 &quot;Targeting Optronics II (Dreadnought)&quot;">
            <text:p>TARGETING_OPTRONICS_2_DN:0 "Targeting Optronics II (Dreadnought)"</text:p>
          </table:table-cell>
          <table:table-cell table:formula="of:=[.T40]&amp;[.Z40]&amp;[.X40]&amp;[.Y40]&amp;[.W40]&amp;[.V40]&amp;[.W40]" office:value-type="string" office:string-value="TARGETING_OPTRONICS_2_DN_DESC :0 &quot;$tech_shield_multiplexer_2_DESC$&quot;">
            <text:p>TARGETING_OPTRONICS_2_DN_DESC :0 "$tech_shield_multiplexer_2_DESC$"</text:p>
          </table:table-cell>
        </table:table-row>
        <table:table-row table:style-name="ro2">
          <table:table-cell office:value-type="string">
            <text:p>"ENIGMATIC_ENCODER_DN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600</text:p>
          </table:table-cell>
          <table:table-cell office:value-type="string">
            <text:p>16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dreadnought massive_ship_fallen_empire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DN</text:p>
          </table:table-cell>
          <table:table-cell table:formula="of:=[.U34]" office:value-type="string" office:string-value="Enigmatic Encoder">
            <text:p>Enigmatic Encoder</text:p>
          </table:table-cell>
          <table:table-cell table:formula="of:=[.V34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34]" office:value-type="string" office:string-value="&quot;">
            <text:p>"</text:p>
          </table:table-cell>
          <table:table-cell table:formula="of:=[.X40]" office:value-type="string" office:string-value=":0">
            <text:p>:0</text:p>
          </table:table-cell>
          <table:table-cell table:formula="of:=[.Y40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readnought)</text:p>
          </table:table-cell>
          <table:table-cell table:formula="of:=[.T41]&amp;[.X41]&amp;[.Y41]&amp;[.W41]&amp;[.U41]&amp;[.Y41]&amp;[.AA41]&amp;[.W41]" office:value-type="string" office:string-value="ENIGMATIC_ENCODER_DN:0 &quot;Enigmatic Encoder (Dreadnought)&quot;">
            <text:p>ENIGMATIC_ENCODER_DN:0 "Enigmatic Encoder (Dreadnought)"</text:p>
          </table:table-cell>
          <table:table-cell table:formula="of:=[.T41]&amp;[.Z41]&amp;[.X41]&amp;[.Y41]&amp;[.W41]&amp;[.V41]&amp;[.W41]" office:value-type="string" office:string-value="ENIGMATIC_ENCODER_DN_DESC :0 &quot;Enigmatic Encoder deciphers enemy flight path data according to some indeterminable design. Albeit its mystery though, it offers unmatched performance as a targeting computer.&quot;">
            <text:p>ENIGMATIC_ENCODER_DN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S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SF"</text:p>
          </table:table-cell>
          <table:table-cell table:number-columns-repeated="3"/>
          <table:table-cell office:value-type="string">
            <text:p>AUTO_REPAIR_SF</text:p>
          </table:table-cell>
          <table:table-cell table:formula="of:=[.U35]" office:value-type="string" office:string-value="SmartMetal Bank I">
            <text:p>SmartMetal Bank I</text:p>
          </table:table-cell>
          <table:table-cell table:formula="of:=[.V35]" office:value-type="string" office:string-value="$tech_smartmetal_manipulation_1_DESC$">
            <text:p>$tech_smartmetal_manipulation_1_DESC$</text:p>
          </table:table-cell>
          <table:table-cell table:formula="of:=[.W35]" office:value-type="string" office:string-value="&quot;">
            <text:p>"</text:p>
          </table:table-cell>
          <table:table-cell table:formula="of:=[.X41]" office:value-type="string" office:string-value=":0">
            <text:p>:0</text:p>
          </table:table-cell>
          <table:table-cell table:formula="of:=[.Y41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2]&amp;[.X42]&amp;[.Y42]&amp;[.W42]&amp;[.U42]&amp;[.Y42]&amp;[.AA42]&amp;[.W42]" office:value-type="string" office:string-value="AUTO_REPAIR_SF:0 &quot;SmartMetal Bank I (DefensePlatform)&quot;">
            <text:p>AUTO_REPAIR_SF:0 "SmartMetal Bank I (DefensePlatform)"</text:p>
          </table:table-cell>
          <table:table-cell table:formula="of:=[.T42]&amp;[.Z42]&amp;[.X42]&amp;[.Y42]&amp;[.W42]&amp;[.V42]&amp;[.W42]" office:value-type="string" office:string-value="AUTO_REPAIR_SF_DESC :0 &quot;$tech_smartmetal_manipulation_1_DESC$&quot;">
            <text:p>AUTO_REPAIR_SF_DESC :0 "$tech_smartmetal_manipulation_1_DESC$"</text:p>
          </table:table-cell>
        </table:table-row>
        <table:table-row table:style-name="ro2">
          <table:table-cell office:value-type="string">
            <text:p>"AUTO_REPAIR_2_S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SF</text:p>
          </table:table-cell>
          <table:table-cell table:formula="of:=[.U36]" office:value-type="string" office:string-value="SmartMetal Bank II">
            <text:p>SmartMetal Bank II</text:p>
          </table:table-cell>
          <table:table-cell table:formula="of:=[.V36]" office:value-type="string" office:string-value="$tech_smartmetal_manipulation_2_DESC$">
            <text:p>$tech_smartmetal_manipulation_2_DESC$</text:p>
          </table:table-cell>
          <table:table-cell table:formula="of:=[.W36]" office:value-type="string" office:string-value="&quot;">
            <text:p>"</text:p>
          </table:table-cell>
          <table:table-cell table:formula="of:=[.X42]" office:value-type="string" office:string-value=":0">
            <text:p>:0</text:p>
          </table:table-cell>
          <table:table-cell table:formula="of:=[.Y42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3]&amp;[.X43]&amp;[.Y43]&amp;[.W43]&amp;[.U43]&amp;[.Y43]&amp;[.AA43]&amp;[.W43]" office:value-type="string" office:string-value="AUTO_REPAIR_2_SF:0 &quot;SmartMetal Bank II (DefensePlatform)&quot;">
            <text:p>AUTO_REPAIR_2_SF:0 "SmartMetal Bank II (DefensePlatform)"</text:p>
          </table:table-cell>
          <table:table-cell table:formula="of:=[.T43]&amp;[.Z43]&amp;[.X43]&amp;[.Y43]&amp;[.W43]&amp;[.V43]&amp;[.W43]" office:value-type="string" office:string-value="AUTO_REPAIR_2_SF_DESC :0 &quot;$tech_smartmetal_manipulation_2_DESC$&quot;">
            <text:p>AUTO_REPAIR_2_SF_DESC :0 "$tech_smartmetal_manipulation_2_DESC$"</text:p>
          </table:table-cell>
        </table:table-row>
        <table:table-row table:style-name="ro2">
          <table:table-cell office:value-type="string">
            <text:p>"SHIELD_MULTIPLEXER_1_S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62.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SF"</text:p>
          </table:table-cell>
          <table:table-cell table:number-columns-repeated="3"/>
          <table:table-cell office:value-type="string">
            <text:p>SHIELD_MULTIPLEXER_1_SF</text:p>
          </table:table-cell>
          <table:table-cell table:formula="of:=[.U37]" office:value-type="string" office:string-value="Shield Multiplexer I">
            <text:p>Shield Multiplexer I</text:p>
          </table:table-cell>
          <table:table-cell table:formula="of:=[.V37]" office:value-type="string" office:string-value="$tech_shield_multiplexer_1_DESC$">
            <text:p>$tech_shield_multiplexer_1_DESC$</text:p>
          </table:table-cell>
          <table:table-cell table:formula="of:=[.W37]" office:value-type="string" office:string-value="&quot;">
            <text:p>"</text:p>
          </table:table-cell>
          <table:table-cell table:formula="of:=[.X43]" office:value-type="string" office:string-value=":0">
            <text:p>:0</text:p>
          </table:table-cell>
          <table:table-cell table:formula="of:=[.Y43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4]&amp;[.X44]&amp;[.Y44]&amp;[.W44]&amp;[.U44]&amp;[.Y44]&amp;[.AA44]&amp;[.W44]" office:value-type="string" office:string-value="SHIELD_MULTIPLEXER_1_SF:0 &quot;Shield Multiplexer I (DefensePlatform)&quot;">
            <text:p>SHIELD_MULTIPLEXER_1_SF:0 "Shield Multiplexer I (DefensePlatform)"</text:p>
          </table:table-cell>
          <table:table-cell table:formula="of:=[.T44]&amp;[.Z44]&amp;[.X44]&amp;[.Y44]&amp;[.W44]&amp;[.V44]&amp;[.W44]" office:value-type="string" office:string-value="SHIELD_MULTIPLEXER_1_SF_DESC :0 &quot;$tech_shield_multiplexer_1_DESC$&quot;">
            <text:p>SHIELD_MULTIPLEXER_1_SF_DESC :0 "$tech_shield_multiplexer_1_DESC$"</text:p>
          </table:table-cell>
        </table:table-row>
        <table:table-row table:style-name="ro2">
          <table:table-cell office:value-type="string">
            <text:p>"SHIELD_MULTIPLEXER_2_S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SF</text:p>
          </table:table-cell>
          <table:table-cell table:formula="of:=[.U38]" office:value-type="string" office:string-value="Shield Multiplexer II">
            <text:p>Shield Multiplexer II</text:p>
          </table:table-cell>
          <table:table-cell table:formula="of:=[.V38]" office:value-type="string" office:string-value="$tech_shield_multiplexer_2_DESC$">
            <text:p>$tech_shield_multiplexer_2_DESC$</text:p>
          </table:table-cell>
          <table:table-cell table:formula="of:=[.W38]" office:value-type="string" office:string-value="&quot;">
            <text:p>"</text:p>
          </table:table-cell>
          <table:table-cell table:formula="of:=[.X44]" office:value-type="string" office:string-value=":0">
            <text:p>:0</text:p>
          </table:table-cell>
          <table:table-cell table:formula="of:=[.Y44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5]&amp;[.X45]&amp;[.Y45]&amp;[.W45]&amp;[.U45]&amp;[.Y45]&amp;[.AA45]&amp;[.W45]" office:value-type="string" office:string-value="SHIELD_MULTIPLEXER_2_SF:0 &quot;Shield Multiplexer II (DefensePlatform)&quot;">
            <text:p>SHIELD_MULTIPLEXER_2_SF:0 "Shield Multiplexer II (DefensePlatform)"</text:p>
          </table:table-cell>
          <table:table-cell table:formula="of:=[.T45]&amp;[.Z45]&amp;[.X45]&amp;[.Y45]&amp;[.W45]&amp;[.V45]&amp;[.W45]" office:value-type="string" office:string-value="SHIELD_MULTIPLEXER_2_SF_DESC :0 &quot;$tech_shield_multiplexer_2_DESC$&quot;">
            <text:p>SHIELD_MULTIPLEXER_2_SF_DESC :0 "$tech_shield_multiplexer_2_DESC$"</text:p>
          </table:table-cell>
        </table:table-row>
        <table:table-row table:style-name="ro2">
          <table:table-cell office:value-type="string">
            <text:p>"TARGETING_OPTRONICS_1_S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SF"</text:p>
          </table:table-cell>
          <table:table-cell table:number-columns-repeated="3"/>
          <table:table-cell office:value-type="string">
            <text:p>TARGETING_OPTRONICS_1_SF</text:p>
          </table:table-cell>
          <table:table-cell table:formula="of:=[.U39]" office:value-type="string" office:string-value="Targeting Optronics I">
            <text:p>Targeting Optronics I</text:p>
          </table:table-cell>
          <table:table-cell table:formula="of:=[.V39]" office:value-type="string" office:string-value="$tech_shield_multiplexer_1_DESC$">
            <text:p>$tech_shield_multiplexer_1_DESC$</text:p>
          </table:table-cell>
          <table:table-cell table:formula="of:=[.W39]" office:value-type="string" office:string-value="&quot;">
            <text:p>"</text:p>
          </table:table-cell>
          <table:table-cell table:formula="of:=[.X45]" office:value-type="string" office:string-value=":0">
            <text:p>:0</text:p>
          </table:table-cell>
          <table:table-cell table:formula="of:=[.Y45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6]&amp;[.X46]&amp;[.Y46]&amp;[.W46]&amp;[.U46]&amp;[.Y46]&amp;[.AA46]&amp;[.W46]" office:value-type="string" office:string-value="TARGETING_OPTRONICS_1_SF:0 &quot;Targeting Optronics I (DefensePlatform)&quot;">
            <text:p>TARGETING_OPTRONICS_1_SF:0 "Targeting Optronics I (DefensePlatform)"</text:p>
          </table:table-cell>
          <table:table-cell table:formula="of:=[.T46]&amp;[.Z46]&amp;[.X46]&amp;[.Y46]&amp;[.W46]&amp;[.V46]&amp;[.W46]" office:value-type="string" office:string-value="TARGETING_OPTRONICS_1_SF_DESC :0 &quot;$tech_shield_multiplexer_1_DESC$&quot;">
            <text:p>TARGETING_OPTRONICS_1_SF_DESC :0 "$tech_shield_multiplexer_1_DESC$"</text:p>
          </table:table-cell>
        </table:table-row>
        <table:table-row table:style-name="ro2">
          <table:table-cell office:value-type="string">
            <text:p>"TARGETING_OPTRONICS_2_S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SF"</text:p>
          </table:table-cell>
          <table:table-cell table:number-columns-repeated="3"/>
          <table:table-cell office:value-type="string">
            <text:p>TARGETING_OPTRONICS_2_SF</text:p>
          </table:table-cell>
          <table:table-cell table:formula="of:=[.U40]" office:value-type="string" office:string-value="Targeting Optronics II">
            <text:p>Targeting Optronics II</text:p>
          </table:table-cell>
          <table:table-cell table:formula="of:=[.V40]" office:value-type="string" office:string-value="$tech_shield_multiplexer_2_DESC$">
            <text:p>$tech_shield_multiplexer_2_DESC$</text:p>
          </table:table-cell>
          <table:table-cell table:formula="of:=[.W40]" office:value-type="string" office:string-value="&quot;">
            <text:p>"</text:p>
          </table:table-cell>
          <table:table-cell table:formula="of:=[.X46]" office:value-type="string" office:string-value=":0">
            <text:p>:0</text:p>
          </table:table-cell>
          <table:table-cell table:formula="of:=[.Y46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7]&amp;[.X47]&amp;[.Y47]&amp;[.W47]&amp;[.U47]&amp;[.Y47]&amp;[.AA47]&amp;[.W47]" office:value-type="string" office:string-value="TARGETING_OPTRONICS_2_SF:0 &quot;Targeting Optronics II (DefensePlatform)&quot;">
            <text:p>TARGETING_OPTRONICS_2_SF:0 "Targeting Optronics II (DefensePlatform)"</text:p>
          </table:table-cell>
          <table:table-cell table:formula="of:=[.T47]&amp;[.Z47]&amp;[.X47]&amp;[.Y47]&amp;[.W47]&amp;[.V47]&amp;[.W47]" office:value-type="string" office:string-value="TARGETING_OPTRONICS_2_SF_DESC :0 &quot;$tech_shield_multiplexer_2_DESC$&quot;">
            <text:p>TARGETING_OPTRONICS_2_SF_DESC :0 "$tech_shield_multiplexer_2_DESC$"</text:p>
          </table:table-cell>
        </table:table-row>
        <table:table-row table:style-name="ro2">
          <table:table-cell office:value-type="string">
            <text:p>"ENIGMATIC_ENCODER_S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SF</text:p>
          </table:table-cell>
          <table:table-cell table:formula="of:=[.U41]" office:value-type="string" office:string-value="Enigmatic Encoder">
            <text:p>Enigmatic Encoder</text:p>
          </table:table-cell>
          <table:table-cell table:formula="of:=[.V41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41]" office:value-type="string" office:string-value="&quot;">
            <text:p>"</text:p>
          </table:table-cell>
          <table:table-cell table:formula="of:=[.X47]" office:value-type="string" office:string-value=":0">
            <text:p>:0</text:p>
          </table:table-cell>
          <table:table-cell table:formula="of:=[.Y4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Platform)</text:p>
          </table:table-cell>
          <table:table-cell table:formula="of:=[.T48]&amp;[.X48]&amp;[.Y48]&amp;[.W48]&amp;[.U48]&amp;[.Y48]&amp;[.AA48]&amp;[.W48]" office:value-type="string" office:string-value="ENIGMATIC_ENCODER_SF:0 &quot;Enigmatic Encoder (DefensePlatform)&quot;">
            <text:p>ENIGMATIC_ENCODER_SF:0 "Enigmatic Encoder (DefensePlatform)"</text:p>
          </table:table-cell>
          <table:table-cell table:formula="of:=[.T48]&amp;[.Z48]&amp;[.X48]&amp;[.Y48]&amp;[.W48]&amp;[.V48]&amp;[.W48]" office:value-type="string" office:string-value="ENIGMATIC_ENCODER_SF_DESC :0 &quot;Enigmatic Encoder deciphers enemy flight path data according to some indeterminable design. Albeit its mystery though, it offers unmatched performance as a targeting computer.&quot;">
            <text:p>ENIGMATIC_ENCODER_SF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M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MF"</text:p>
          </table:table-cell>
          <table:table-cell table:number-columns-repeated="3"/>
          <table:table-cell office:value-type="string">
            <text:p>AUTO_REPAIR_MF</text:p>
          </table:table-cell>
          <table:table-cell table:formula="of:=[.U42]" office:value-type="string" office:string-value="SmartMetal Bank I">
            <text:p>SmartMetal Bank I</text:p>
          </table:table-cell>
          <table:table-cell table:formula="of:=[.V42]" office:value-type="string" office:string-value="$tech_smartmetal_manipulation_1_DESC$">
            <text:p>$tech_smartmetal_manipulation_1_DESC$</text:p>
          </table:table-cell>
          <table:table-cell table:formula="of:=[.W42]" office:value-type="string" office:string-value="&quot;">
            <text:p>"</text:p>
          </table:table-cell>
          <table:table-cell table:formula="of:=[.X48]" office:value-type="string" office:string-value=":0">
            <text:p>:0</text:p>
          </table:table-cell>
          <table:table-cell table:formula="of:=[.Y4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49]&amp;[.X49]&amp;[.Y49]&amp;[.W49]&amp;[.U49]&amp;[.Y49]&amp;[.AA49]&amp;[.W49]" office:value-type="string" office:string-value="AUTO_REPAIR_MF:0 &quot;SmartMetal Bank I (DefenseStation)&quot;">
            <text:p>AUTO_REPAIR_MF:0 "SmartMetal Bank I (DefenseStation)"</text:p>
          </table:table-cell>
          <table:table-cell table:formula="of:=[.T49]&amp;[.Z49]&amp;[.X49]&amp;[.Y49]&amp;[.W49]&amp;[.V49]&amp;[.W49]" office:value-type="string" office:string-value="AUTO_REPAIR_MF_DESC :0 &quot;$tech_smartmetal_manipulation_1_DESC$&quot;">
            <text:p>AUTO_REPAIR_MF_DESC :0 "$tech_smartmetal_manipulation_1_DESC$"</text:p>
          </table:table-cell>
        </table:table-row>
        <table:table-row table:style-name="ro2">
          <table:table-cell office:value-type="string">
            <text:p>"AUTO_REPAIR_2_M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MF</text:p>
          </table:table-cell>
          <table:table-cell table:formula="of:=[.U43]" office:value-type="string" office:string-value="SmartMetal Bank II">
            <text:p>SmartMetal Bank II</text:p>
          </table:table-cell>
          <table:table-cell table:formula="of:=[.V43]" office:value-type="string" office:string-value="$tech_smartmetal_manipulation_2_DESC$">
            <text:p>$tech_smartmetal_manipulation_2_DESC$</text:p>
          </table:table-cell>
          <table:table-cell table:formula="of:=[.W43]" office:value-type="string" office:string-value="&quot;">
            <text:p>"</text:p>
          </table:table-cell>
          <table:table-cell table:formula="of:=[.X49]" office:value-type="string" office:string-value=":0">
            <text:p>:0</text:p>
          </table:table-cell>
          <table:table-cell table:formula="of:=[.Y49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50]&amp;[.X50]&amp;[.Y50]&amp;[.W50]&amp;[.U50]&amp;[.Y50]&amp;[.AA50]&amp;[.W50]" office:value-type="string" office:string-value="AUTO_REPAIR_2_MF:0 &quot;SmartMetal Bank II (DefenseStation)&quot;">
            <text:p>AUTO_REPAIR_2_MF:0 "SmartMetal Bank II (DefenseStation)"</text:p>
          </table:table-cell>
          <table:table-cell table:formula="of:=[.T50]&amp;[.Z50]&amp;[.X50]&amp;[.Y50]&amp;[.W50]&amp;[.V50]&amp;[.W50]" office:value-type="string" office:string-value="AUTO_REPAIR_2_MF_DESC :0 &quot;$tech_smartmetal_manipulation_2_DESC$&quot;">
            <text:p>AUTO_REPAIR_2_MF_DESC :0 "$tech_smartmetal_manipulation_2_DESC$"</text:p>
          </table:table-cell>
        </table:table-row>
        <table:table-row table:style-name="ro2">
          <table:table-cell office:value-type="string">
            <text:p>"SHIELD_MULTIPLEXER_1_M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MF"</text:p>
          </table:table-cell>
          <table:table-cell table:number-columns-repeated="3"/>
          <table:table-cell office:value-type="string">
            <text:p>SHIELD_MULTIPLEXER_1_MF</text:p>
          </table:table-cell>
          <table:table-cell table:formula="of:=[.U44]" office:value-type="string" office:string-value="Shield Multiplexer I">
            <text:p>Shield Multiplexer I</text:p>
          </table:table-cell>
          <table:table-cell table:formula="of:=[.V44]" office:value-type="string" office:string-value="$tech_shield_multiplexer_1_DESC$">
            <text:p>$tech_shield_multiplexer_1_DESC$</text:p>
          </table:table-cell>
          <table:table-cell table:formula="of:=[.W44]" office:value-type="string" office:string-value="&quot;">
            <text:p>"</text:p>
          </table:table-cell>
          <table:table-cell table:formula="of:=[.X50]" office:value-type="string" office:string-value=":0">
            <text:p>:0</text:p>
          </table:table-cell>
          <table:table-cell table:formula="of:=[.Y50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51]&amp;[.X51]&amp;[.Y51]&amp;[.W51]&amp;[.U51]&amp;[.Y51]&amp;[.AA51]&amp;[.W51]" office:value-type="string" office:string-value="SHIELD_MULTIPLEXER_1_MF:0 &quot;Shield Multiplexer I (DefenseStation)&quot;">
            <text:p>SHIELD_MULTIPLEXER_1_MF:0 "Shield Multiplexer I (DefenseStation)"</text:p>
          </table:table-cell>
          <table:table-cell table:formula="of:=[.T51]&amp;[.Z51]&amp;[.X51]&amp;[.Y51]&amp;[.W51]&amp;[.V51]&amp;[.W51]" office:value-type="string" office:string-value="SHIELD_MULTIPLEXER_1_MF_DESC :0 &quot;$tech_shield_multiplexer_1_DESC$&quot;">
            <text:p>SHIELD_MULTIPLEXER_1_MF_DESC :0 "$tech_shield_multiplexer_1_DESC$"</text:p>
          </table:table-cell>
        </table:table-row>
        <table:table-row table:style-name="ro2">
          <table:table-cell office:value-type="string">
            <text:p>"SHIELD_MULTIPLEXER_2_M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3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MF</text:p>
          </table:table-cell>
          <table:table-cell table:formula="of:=[.U45]" office:value-type="string" office:string-value="Shield Multiplexer II">
            <text:p>Shield Multiplexer II</text:p>
          </table:table-cell>
          <table:table-cell table:formula="of:=[.V45]" office:value-type="string" office:string-value="$tech_shield_multiplexer_2_DESC$">
            <text:p>$tech_shield_multiplexer_2_DESC$</text:p>
          </table:table-cell>
          <table:table-cell table:formula="of:=[.W45]" office:value-type="string" office:string-value="&quot;">
            <text:p>"</text:p>
          </table:table-cell>
          <table:table-cell table:formula="of:=[.X51]" office:value-type="string" office:string-value=":0">
            <text:p>:0</text:p>
          </table:table-cell>
          <table:table-cell table:formula="of:=[.Y51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52]&amp;[.X52]&amp;[.Y52]&amp;[.W52]&amp;[.U52]&amp;[.Y52]&amp;[.AA52]&amp;[.W52]" office:value-type="string" office:string-value="SHIELD_MULTIPLEXER_2_MF:0 &quot;Shield Multiplexer II (DefenseStation)&quot;">
            <text:p>SHIELD_MULTIPLEXER_2_MF:0 "Shield Multiplexer II (DefenseStation)"</text:p>
          </table:table-cell>
          <table:table-cell table:formula="of:=[.T52]&amp;[.Z52]&amp;[.X52]&amp;[.Y52]&amp;[.W52]&amp;[.V52]&amp;[.W52]" office:value-type="string" office:string-value="SHIELD_MULTIPLEXER_2_MF_DESC :0 &quot;$tech_shield_multiplexer_2_DESC$&quot;">
            <text:p>SHIELD_MULTIPLEXER_2_MF_DESC :0 "$tech_shield_multiplexer_2_DESC$"</text:p>
          </table:table-cell>
        </table:table-row>
        <table:table-row table:style-name="ro2">
          <table:table-cell office:value-type="string">
            <text:p>"TARGETING_OPTRONICS_1_M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MF"</text:p>
          </table:table-cell>
          <table:table-cell table:number-columns-repeated="3"/>
          <table:table-cell office:value-type="string">
            <text:p>TARGETING_OPTRONICS_1_MF</text:p>
          </table:table-cell>
          <table:table-cell table:formula="of:=[.U46]" office:value-type="string" office:string-value="Targeting Optronics I">
            <text:p>Targeting Optronics I</text:p>
          </table:table-cell>
          <table:table-cell table:formula="of:=[.V46]" office:value-type="string" office:string-value="$tech_shield_multiplexer_1_DESC$">
            <text:p>$tech_shield_multiplexer_1_DESC$</text:p>
          </table:table-cell>
          <table:table-cell table:formula="of:=[.W46]" office:value-type="string" office:string-value="&quot;">
            <text:p>"</text:p>
          </table:table-cell>
          <table:table-cell table:formula="of:=[.X52]" office:value-type="string" office:string-value=":0">
            <text:p>:0</text:p>
          </table:table-cell>
          <table:table-cell table:formula="of:=[.Y52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53]&amp;[.X53]&amp;[.Y53]&amp;[.W53]&amp;[.U53]&amp;[.Y53]&amp;[.AA53]&amp;[.W53]" office:value-type="string" office:string-value="TARGETING_OPTRONICS_1_MF:0 &quot;Targeting Optronics I (DefenseStation)&quot;">
            <text:p>TARGETING_OPTRONICS_1_MF:0 "Targeting Optronics I (DefenseStation)"</text:p>
          </table:table-cell>
          <table:table-cell table:formula="of:=[.T53]&amp;[.Z53]&amp;[.X53]&amp;[.Y53]&amp;[.W53]&amp;[.V53]&amp;[.W53]" office:value-type="string" office:string-value="TARGETING_OPTRONICS_1_MF_DESC :0 &quot;$tech_shield_multiplexer_1_DESC$&quot;">
            <text:p>TARGETING_OPTRONICS_1_MF_DESC :0 "$tech_shield_multiplexer_1_DESC$"</text:p>
          </table:table-cell>
        </table:table-row>
        <table:table-row table:style-name="ro2">
          <table:table-cell office:value-type="string">
            <text:p>"TARGETING_OPTRONICS_2_M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MF"</text:p>
          </table:table-cell>
          <table:table-cell table:number-columns-repeated="3"/>
          <table:table-cell office:value-type="string">
            <text:p>TARGETING_OPTRONICS_2_MF</text:p>
          </table:table-cell>
          <table:table-cell table:formula="of:=[.U47]" office:value-type="string" office:string-value="Targeting Optronics II">
            <text:p>Targeting Optronics II</text:p>
          </table:table-cell>
          <table:table-cell table:formula="of:=[.V47]" office:value-type="string" office:string-value="$tech_shield_multiplexer_2_DESC$">
            <text:p>$tech_shield_multiplexer_2_DESC$</text:p>
          </table:table-cell>
          <table:table-cell table:formula="of:=[.W47]" office:value-type="string" office:string-value="&quot;">
            <text:p>"</text:p>
          </table:table-cell>
          <table:table-cell table:formula="of:=[.X53]" office:value-type="string" office:string-value=":0">
            <text:p>:0</text:p>
          </table:table-cell>
          <table:table-cell table:formula="of:=[.Y53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54]&amp;[.X54]&amp;[.Y54]&amp;[.W54]&amp;[.U54]&amp;[.Y54]&amp;[.AA54]&amp;[.W54]" office:value-type="string" office:string-value="TARGETING_OPTRONICS_2_MF:0 &quot;Targeting Optronics II (DefenseStation)&quot;">
            <text:p>TARGETING_OPTRONICS_2_MF:0 "Targeting Optronics II (DefenseStation)"</text:p>
          </table:table-cell>
          <table:table-cell table:formula="of:=[.T54]&amp;[.Z54]&amp;[.X54]&amp;[.Y54]&amp;[.W54]&amp;[.V54]&amp;[.W54]" office:value-type="string" office:string-value="TARGETING_OPTRONICS_2_MF_DESC :0 &quot;$tech_shield_multiplexer_2_DESC$&quot;">
            <text:p>TARGETING_OPTRONICS_2_MF_DESC :0 "$tech_shield_multiplexer_2_DESC$"</text:p>
          </table:table-cell>
        </table:table-row>
        <table:table-row table:style-name="ro2">
          <table:table-cell office:value-type="string">
            <text:p>"ENIGMATIC_ENCODER_M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military_station_medium military_station_small_fallen_empire ass_military_complex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MF</text:p>
          </table:table-cell>
          <table:table-cell table:formula="of:=[.U48]" office:value-type="string" office:string-value="Enigmatic Encoder">
            <text:p>Enigmatic Encoder</text:p>
          </table:table-cell>
          <table:table-cell table:formula="of:=[.V48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48]" office:value-type="string" office:string-value="&quot;">
            <text:p>"</text:p>
          </table:table-cell>
          <table:table-cell table:formula="of:=[.X54]" office:value-type="string" office:string-value=":0">
            <text:p>:0</text:p>
          </table:table-cell>
          <table:table-cell table:formula="of:=[.Y54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DefenseStation)</text:p>
          </table:table-cell>
          <table:table-cell table:formula="of:=[.T55]&amp;[.X55]&amp;[.Y55]&amp;[.W55]&amp;[.U55]&amp;[.Y55]&amp;[.AA55]&amp;[.W55]" office:value-type="string" office:string-value="ENIGMATIC_ENCODER_MF:0 &quot;Enigmatic Encoder (DefenseStation)&quot;">
            <text:p>ENIGMATIC_ENCODER_MF:0 "Enigmatic Encoder (DefenseStation)"</text:p>
          </table:table-cell>
          <table:table-cell table:formula="of:=[.T55]&amp;[.Z55]&amp;[.X55]&amp;[.Y55]&amp;[.W55]&amp;[.V55]&amp;[.W55]" office:value-type="string" office:string-value="ENIGMATIC_ENCODER_MF_DESC :0 &quot;Enigmatic Encoder deciphers enemy flight path data according to some indeterminable design. Albeit its mystery though, it offers unmatched performance as a targeting computer.&quot;">
            <text:p>ENIGMATIC_ENCODER_MF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LF"</text:p>
          </table:table-cell>
          <table:table-cell table:number-columns-repeated="3"/>
          <table:table-cell office:value-type="string">
            <text:p>AUTO_REPAIR_LF</text:p>
          </table:table-cell>
          <table:table-cell table:formula="of:=[.U49]" office:value-type="string" office:string-value="SmartMetal Bank I">
            <text:p>SmartMetal Bank I</text:p>
          </table:table-cell>
          <table:table-cell table:formula="of:=[.V49]" office:value-type="string" office:string-value="$tech_smartmetal_manipulation_1_DESC$">
            <text:p>$tech_smartmetal_manipulation_1_DESC$</text:p>
          </table:table-cell>
          <table:table-cell table:formula="of:=[.W49]" office:value-type="string" office:string-value="&quot;">
            <text:p>"</text:p>
          </table:table-cell>
          <table:table-cell table:formula="of:=[.X55]" office:value-type="string" office:string-value=":0">
            <text:p>:0</text:p>
          </table:table-cell>
          <table:table-cell table:formula="of:=[.Y55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56]&amp;[.X56]&amp;[.Y56]&amp;[.W56]&amp;[.U56]&amp;[.Y56]&amp;[.AA56]&amp;[.W56]" office:value-type="string" office:string-value="AUTO_REPAIR_LF:0 &quot;SmartMetal Bank I (Fortress)&quot;">
            <text:p>AUTO_REPAIR_LF:0 "SmartMetal Bank I (Fortress)"</text:p>
          </table:table-cell>
          <table:table-cell table:formula="of:=[.T56]&amp;[.Z56]&amp;[.X56]&amp;[.Y56]&amp;[.W56]&amp;[.V56]&amp;[.W56]" office:value-type="string" office:string-value="AUTO_REPAIR_LF_DESC :0 &quot;$tech_smartmetal_manipulation_1_DESC$&quot;">
            <text:p>AUTO_REPAIR_LF_DESC :0 "$tech_smartmetal_manipulation_1_DESC$"</text:p>
          </table:table-cell>
        </table:table-row>
        <table:table-row table:style-name="ro2">
          <table:table-cell office:value-type="string">
            <text:p>"AUTO_REPAIR_2_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LF</text:p>
          </table:table-cell>
          <table:table-cell table:formula="of:=[.U50]" office:value-type="string" office:string-value="SmartMetal Bank II">
            <text:p>SmartMetal Bank II</text:p>
          </table:table-cell>
          <table:table-cell table:formula="of:=[.V50]" office:value-type="string" office:string-value="$tech_smartmetal_manipulation_2_DESC$">
            <text:p>$tech_smartmetal_manipulation_2_DESC$</text:p>
          </table:table-cell>
          <table:table-cell table:formula="of:=[.W50]" office:value-type="string" office:string-value="&quot;">
            <text:p>"</text:p>
          </table:table-cell>
          <table:table-cell table:formula="of:=[.X56]" office:value-type="string" office:string-value=":0">
            <text:p>:0</text:p>
          </table:table-cell>
          <table:table-cell table:formula="of:=[.Y56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57]&amp;[.X57]&amp;[.Y57]&amp;[.W57]&amp;[.U57]&amp;[.Y57]&amp;[.AA57]&amp;[.W57]" office:value-type="string" office:string-value="AUTO_REPAIR_2_LF:0 &quot;SmartMetal Bank II (Fortress)&quot;">
            <text:p>AUTO_REPAIR_2_LF:0 "SmartMetal Bank II (Fortress)"</text:p>
          </table:table-cell>
          <table:table-cell table:formula="of:=[.T57]&amp;[.Z57]&amp;[.X57]&amp;[.Y57]&amp;[.W57]&amp;[.V57]&amp;[.W57]" office:value-type="string" office:string-value="AUTO_REPAIR_2_LF_DESC :0 &quot;$tech_smartmetal_manipulation_2_DESC$&quot;">
            <text:p>AUTO_REPAIR_2_LF_DESC :0 "$tech_smartmetal_manipulation_2_DESC$"</text:p>
          </table:table-cell>
        </table:table-row>
        <table:table-row table:style-name="ro1">
          <table:table-cell office:value-type="string">
            <text:p>"SHIELD_MULTIPLEXER_1_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LF"</text:p>
          </table:table-cell>
          <table:table-cell table:number-columns-repeated="3"/>
          <table:table-cell office:value-type="string">
            <text:p>SHIELD_MULTIPLEXER_1_LF</text:p>
          </table:table-cell>
          <table:table-cell table:formula="of:=[.U51]" office:value-type="string" office:string-value="Shield Multiplexer I">
            <text:p>Shield Multiplexer I</text:p>
          </table:table-cell>
          <table:table-cell table:formula="of:=[.V51]" office:value-type="string" office:string-value="$tech_shield_multiplexer_1_DESC$">
            <text:p>$tech_shield_multiplexer_1_DESC$</text:p>
          </table:table-cell>
          <table:table-cell table:formula="of:=[.W51]" office:value-type="string" office:string-value="&quot;">
            <text:p>"</text:p>
          </table:table-cell>
          <table:table-cell table:formula="of:=[.X57]" office:value-type="string" office:string-value=":0">
            <text:p>:0</text:p>
          </table:table-cell>
          <table:table-cell table:formula="of:=[.Y5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58]&amp;[.X58]&amp;[.Y58]&amp;[.W58]&amp;[.U58]&amp;[.Y58]&amp;[.AA58]&amp;[.W58]" office:value-type="string" office:string-value="SHIELD_MULTIPLEXER_1_LF:0 &quot;Shield Multiplexer I (Fortress)&quot;">
            <text:p>SHIELD_MULTIPLEXER_1_LF:0 "Shield Multiplexer I (Fortress)"</text:p>
          </table:table-cell>
          <table:table-cell table:formula="of:=[.T58]&amp;[.Z58]&amp;[.X58]&amp;[.Y58]&amp;[.W58]&amp;[.V58]&amp;[.W58]" office:value-type="string" office:string-value="SHIELD_MULTIPLEXER_1_LF_DESC :0 &quot;$tech_shield_multiplexer_1_DESC$&quot;">
            <text:p>SHIELD_MULTIPLEXER_1_LF_DESC :0 "$tech_shield_multiplexer_1_DESC$"</text:p>
          </table:table-cell>
        </table:table-row>
        <table:table-row table:style-name="ro1">
          <table:table-cell office:value-type="string">
            <text:p>"SHIELD_MULTIPLEXER_2_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6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LF</text:p>
          </table:table-cell>
          <table:table-cell table:formula="of:=[.U52]" office:value-type="string" office:string-value="Shield Multiplexer II">
            <text:p>Shield Multiplexer II</text:p>
          </table:table-cell>
          <table:table-cell table:formula="of:=[.V52]" office:value-type="string" office:string-value="$tech_shield_multiplexer_2_DESC$">
            <text:p>$tech_shield_multiplexer_2_DESC$</text:p>
          </table:table-cell>
          <table:table-cell table:formula="of:=[.W52]" office:value-type="string" office:string-value="&quot;">
            <text:p>"</text:p>
          </table:table-cell>
          <table:table-cell table:formula="of:=[.X58]" office:value-type="string" office:string-value=":0">
            <text:p>:0</text:p>
          </table:table-cell>
          <table:table-cell table:formula="of:=[.Y5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59]&amp;[.X59]&amp;[.Y59]&amp;[.W59]&amp;[.U59]&amp;[.Y59]&amp;[.AA59]&amp;[.W59]" office:value-type="string" office:string-value="SHIELD_MULTIPLEXER_2_LF:0 &quot;Shield Multiplexer II (Fortress)&quot;">
            <text:p>SHIELD_MULTIPLEXER_2_LF:0 "Shield Multiplexer II (Fortress)"</text:p>
          </table:table-cell>
          <table:table-cell table:formula="of:=[.T59]&amp;[.Z59]&amp;[.X59]&amp;[.Y59]&amp;[.W59]&amp;[.V59]&amp;[.W59]" office:value-type="string" office:string-value="SHIELD_MULTIPLEXER_2_LF_DESC :0 &quot;$tech_shield_multiplexer_2_DESC$&quot;">
            <text:p>SHIELD_MULTIPLEXER_2_LF_DESC :0 "$tech_shield_multiplexer_2_DESC$"</text:p>
          </table:table-cell>
        </table:table-row>
        <table:table-row table:style-name="ro2">
          <table:table-cell office:value-type="string">
            <text:p>"TARGETING_OPTRONICS_1_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LF"</text:p>
          </table:table-cell>
          <table:table-cell table:number-columns-repeated="3"/>
          <table:table-cell office:value-type="string">
            <text:p>TARGETING_OPTRONICS_1_LF</text:p>
          </table:table-cell>
          <table:table-cell table:formula="of:=[.U53]" office:value-type="string" office:string-value="Targeting Optronics I">
            <text:p>Targeting Optronics I</text:p>
          </table:table-cell>
          <table:table-cell table:formula="of:=[.V53]" office:value-type="string" office:string-value="$tech_shield_multiplexer_1_DESC$">
            <text:p>$tech_shield_multiplexer_1_DESC$</text:p>
          </table:table-cell>
          <table:table-cell table:formula="of:=[.W53]" office:value-type="string" office:string-value="&quot;">
            <text:p>"</text:p>
          </table:table-cell>
          <table:table-cell table:formula="of:=[.X59]" office:value-type="string" office:string-value=":0">
            <text:p>:0</text:p>
          </table:table-cell>
          <table:table-cell table:formula="of:=[.Y59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60]&amp;[.X60]&amp;[.Y60]&amp;[.W60]&amp;[.U60]&amp;[.Y60]&amp;[.AA60]&amp;[.W60]" office:value-type="string" office:string-value="TARGETING_OPTRONICS_1_LF:0 &quot;Targeting Optronics I (Fortress)&quot;">
            <text:p>TARGETING_OPTRONICS_1_LF:0 "Targeting Optronics I (Fortress)"</text:p>
          </table:table-cell>
          <table:table-cell table:formula="of:=[.T60]&amp;[.Z60]&amp;[.X60]&amp;[.Y60]&amp;[.W60]&amp;[.V60]&amp;[.W60]" office:value-type="string" office:string-value="TARGETING_OPTRONICS_1_LF_DESC :0 &quot;$tech_shield_multiplexer_1_DESC$&quot;">
            <text:p>TARGETING_OPTRONICS_1_LF_DESC :0 "$tech_shield_multiplexer_1_DESC$"</text:p>
          </table:table-cell>
        </table:table-row>
        <table:table-row table:style-name="ro2">
          <table:table-cell office:value-type="string">
            <text:p>"TARGETING_OPTRONICS_2_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LF"</text:p>
          </table:table-cell>
          <table:table-cell table:number-columns-repeated="3"/>
          <table:table-cell office:value-type="string">
            <text:p>TARGETING_OPTRONICS_2_LF</text:p>
          </table:table-cell>
          <table:table-cell table:formula="of:=[.U54]" office:value-type="string" office:string-value="Targeting Optronics II">
            <text:p>Targeting Optronics II</text:p>
          </table:table-cell>
          <table:table-cell table:formula="of:=[.V54]" office:value-type="string" office:string-value="$tech_shield_multiplexer_2_DESC$">
            <text:p>$tech_shield_multiplexer_2_DESC$</text:p>
          </table:table-cell>
          <table:table-cell table:formula="of:=[.W54]" office:value-type="string" office:string-value="&quot;">
            <text:p>"</text:p>
          </table:table-cell>
          <table:table-cell table:formula="of:=[.X60]" office:value-type="string" office:string-value=":0">
            <text:p>:0</text:p>
          </table:table-cell>
          <table:table-cell table:formula="of:=[.Y60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61]&amp;[.X61]&amp;[.Y61]&amp;[.W61]&amp;[.U61]&amp;[.Y61]&amp;[.AA61]&amp;[.W61]" office:value-type="string" office:string-value="TARGETING_OPTRONICS_2_LF:0 &quot;Targeting Optronics II (Fortress)&quot;">
            <text:p>TARGETING_OPTRONICS_2_LF:0 "Targeting Optronics II (Fortress)"</text:p>
          </table:table-cell>
          <table:table-cell table:formula="of:=[.T61]&amp;[.Z61]&amp;[.X61]&amp;[.Y61]&amp;[.W61]&amp;[.V61]&amp;[.W61]" office:value-type="string" office:string-value="TARGETING_OPTRONICS_2_LF_DESC :0 &quot;$tech_shield_multiplexer_2_DESC$&quot;">
            <text:p>TARGETING_OPTRONICS_2_LF_DESC :0 "$tech_shield_multiplexer_2_DESC$"</text:p>
          </table:table-cell>
        </table:table-row>
        <table:table-row table:style-name="ro1">
          <table:table-cell office:value-type="string">
            <text:p>"ENIGMATIC_ENCODER_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LF</text:p>
          </table:table-cell>
          <table:table-cell table:formula="of:=[.U55]" office:value-type="string" office:string-value="Enigmatic Encoder">
            <text:p>Enigmatic Encoder</text:p>
          </table:table-cell>
          <table:table-cell table:formula="of:=[.V55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55]" office:value-type="string" office:string-value="&quot;">
            <text:p>"</text:p>
          </table:table-cell>
          <table:table-cell table:formula="of:=[.X61]" office:value-type="string" office:string-value=":0">
            <text:p>:0</text:p>
          </table:table-cell>
          <table:table-cell table:formula="of:=[.Y61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Fortress)</text:p>
          </table:table-cell>
          <table:table-cell table:formula="of:=[.T62]&amp;[.X62]&amp;[.Y62]&amp;[.W62]&amp;[.U62]&amp;[.Y62]&amp;[.AA62]&amp;[.W62]" office:value-type="string" office:string-value="ENIGMATIC_ENCODER_LF:0 &quot;Enigmatic Encoder (Fortress)&quot;">
            <text:p>ENIGMATIC_ENCODER_LF:0 "Enigmatic Encoder (Fortress)"</text:p>
          </table:table-cell>
          <table:table-cell table:formula="of:=[.T62]&amp;[.Z62]&amp;[.X62]&amp;[.Y62]&amp;[.W62]&amp;[.V62]&amp;[.W62]" office:value-type="string" office:string-value="ENIGMATIC_ENCODER_LF_DESC :0 &quot;Enigmatic Encoder deciphers enemy flight path data according to some indeterminable design. Albeit its mystery though, it offers unmatched performance as a targeting computer.&quot;">
            <text:p>ENIGMATIC_ENCODER_LF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2">
          <table:table-cell office:value-type="string">
            <text:p>"AUTO_REPAIR_X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1" }</text:p>
          </table:table-cell>
          <table:table-cell office:value-type="string">
            <text:p>"AUTO_REPAIR_2_XLF"</text:p>
          </table:table-cell>
          <table:table-cell table:number-columns-repeated="3"/>
          <table:table-cell office:value-type="string">
            <text:p>AUTO_REPAIR_XLF</text:p>
          </table:table-cell>
          <table:table-cell table:formula="of:=[.U56]" office:value-type="string" office:string-value="SmartMetal Bank I">
            <text:p>SmartMetal Bank I</text:p>
          </table:table-cell>
          <table:table-cell table:formula="of:=[.V56]" office:value-type="string" office:string-value="$tech_smartmetal_manipulation_1_DESC$">
            <text:p>$tech_smartmetal_manipulation_1_DESC$</text:p>
          </table:table-cell>
          <table:table-cell table:formula="of:=[.W56]" office:value-type="string" office:string-value="&quot;">
            <text:p>"</text:p>
          </table:table-cell>
          <table:table-cell table:formula="of:=[.X62]" office:value-type="string" office:string-value=":0">
            <text:p>:0</text:p>
          </table:table-cell>
          <table:table-cell table:formula="of:=[.Y62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3]&amp;[.X63]&amp;[.Y63]&amp;[.W63]&amp;[.U63]&amp;[.Y63]&amp;[.AA63]&amp;[.W63]" office:value-type="string" office:string-value="AUTO_REPAIR_XLF:0 &quot;SmartMetal Bank I (Super-Fortress)&quot;">
            <text:p>AUTO_REPAIR_XLF:0 "SmartMetal Bank I (Super-Fortress)"</text:p>
          </table:table-cell>
          <table:table-cell table:formula="of:=[.T63]&amp;[.Z63]&amp;[.X63]&amp;[.Y63]&amp;[.W63]&amp;[.V63]&amp;[.W63]" office:value-type="string" office:string-value="AUTO_REPAIR_XLF_DESC :0 &quot;$tech_smartmetal_manipulation_1_DESC$&quot;">
            <text:p>AUTO_REPAIR_XLF_DESC :0 "$tech_smartmetal_manipulation_1_DESC$"</text:p>
          </table:table-cell>
        </table:table-row>
        <table:table-row table:style-name="ro2">
          <table:table-cell office:value-type="string">
            <text:p>"AUTO_REPAIR_2_X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2" }</text:p>
          </table:table-cell>
          <table:table-cell table:number-columns-repeated="4"/>
          <table:table-cell office:value-type="string">
            <text:p>AUTO_REPAIR_2_XLF</text:p>
          </table:table-cell>
          <table:table-cell table:formula="of:=[.U57]" office:value-type="string" office:string-value="SmartMetal Bank II">
            <text:p>SmartMetal Bank II</text:p>
          </table:table-cell>
          <table:table-cell table:formula="of:=[.V57]" office:value-type="string" office:string-value="$tech_smartmetal_manipulation_2_DESC$">
            <text:p>$tech_smartmetal_manipulation_2_DESC$</text:p>
          </table:table-cell>
          <table:table-cell table:formula="of:=[.W57]" office:value-type="string" office:string-value="&quot;">
            <text:p>"</text:p>
          </table:table-cell>
          <table:table-cell table:formula="of:=[.X63]" office:value-type="string" office:string-value=":0">
            <text:p>:0</text:p>
          </table:table-cell>
          <table:table-cell table:formula="of:=[.Y63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4]&amp;[.X64]&amp;[.Y64]&amp;[.W64]&amp;[.U64]&amp;[.Y64]&amp;[.AA64]&amp;[.W64]" office:value-type="string" office:string-value="AUTO_REPAIR_2_XLF:0 &quot;SmartMetal Bank II (Super-Fortress)&quot;">
            <text:p>AUTO_REPAIR_2_XLF:0 "SmartMetal Bank II (Super-Fortress)"</text:p>
          </table:table-cell>
          <table:table-cell table:formula="of:=[.T64]&amp;[.Z64]&amp;[.X64]&amp;[.Y64]&amp;[.W64]&amp;[.V64]&amp;[.W64]" office:value-type="string" office:string-value="AUTO_REPAIR_2_XLF_DESC :0 &quot;$tech_smartmetal_manipulation_2_DESC$&quot;">
            <text:p>AUTO_REPAIR_2_XLF_DESC :0 "$tech_smartmetal_manipulation_2_DESC$"</text:p>
          </table:table-cell>
        </table:table-row>
        <table:table-row table:style-name="ro2">
          <table:table-cell office:value-type="string">
            <text:p>"SHIELD_MULTIPLEXER_1_X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5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1" }</text:p>
          </table:table-cell>
          <table:table-cell office:value-type="string">
            <text:p>"SHIELD_MULTIPLEXER_2_XLF"</text:p>
          </table:table-cell>
          <table:table-cell table:number-columns-repeated="3"/>
          <table:table-cell office:value-type="string">
            <text:p>SHIELD_MULTIPLEXER_1_XLF</text:p>
          </table:table-cell>
          <table:table-cell table:formula="of:=[.U58]" office:value-type="string" office:string-value="Shield Multiplexer I">
            <text:p>Shield Multiplexer I</text:p>
          </table:table-cell>
          <table:table-cell table:formula="of:=[.V58]" office:value-type="string" office:string-value="$tech_shield_multiplexer_1_DESC$">
            <text:p>$tech_shield_multiplexer_1_DESC$</text:p>
          </table:table-cell>
          <table:table-cell table:formula="of:=[.W58]" office:value-type="string" office:string-value="&quot;">
            <text:p>"</text:p>
          </table:table-cell>
          <table:table-cell table:formula="of:=[.X64]" office:value-type="string" office:string-value=":0">
            <text:p>:0</text:p>
          </table:table-cell>
          <table:table-cell table:formula="of:=[.Y64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5]&amp;[.X65]&amp;[.Y65]&amp;[.W65]&amp;[.U65]&amp;[.Y65]&amp;[.AA65]&amp;[.W65]" office:value-type="string" office:string-value="SHIELD_MULTIPLEXER_1_XLF:0 &quot;Shield Multiplexer I (Super-Fortress)&quot;">
            <text:p>SHIELD_MULTIPLEXER_1_XLF:0 "Shield Multiplexer I (Super-Fortress)"</text:p>
          </table:table-cell>
          <table:table-cell table:formula="of:=[.T65]&amp;[.Z65]&amp;[.X65]&amp;[.Y65]&amp;[.W65]&amp;[.V65]&amp;[.W65]" office:value-type="string" office:string-value="SHIELD_MULTIPLEXER_1_XLF_DESC :0 &quot;$tech_shield_multiplexer_1_DESC$&quot;">
            <text:p>SHIELD_MULTIPLEXER_1_XLF_DESC :0 "$tech_shield_multiplexer_1_DESC$"</text:p>
          </table:table-cell>
        </table:table-row>
        <table:table-row table:style-name="ro2">
          <table:table-cell office:value-type="string">
            <text:p>"SHIELD_MULTIPLEXER_2_X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0</text:p>
          </table:table-cell>
          <table:table-cell office:value-type="string">
            <text:p>1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2"/>
          <table:table-cell table:number-columns-repeated="2" office:value-type="string">
            <text:p>0.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2" }</text:p>
          </table:table-cell>
          <table:table-cell table:number-columns-repeated="4"/>
          <table:table-cell office:value-type="string">
            <text:p>SHIELD_MULTIPLEXER_2_XLF</text:p>
          </table:table-cell>
          <table:table-cell table:formula="of:=[.U59]" office:value-type="string" office:string-value="Shield Multiplexer II">
            <text:p>Shield Multiplexer II</text:p>
          </table:table-cell>
          <table:table-cell table:formula="of:=[.V59]" office:value-type="string" office:string-value="$tech_shield_multiplexer_2_DESC$">
            <text:p>$tech_shield_multiplexer_2_DESC$</text:p>
          </table:table-cell>
          <table:table-cell table:formula="of:=[.W59]" office:value-type="string" office:string-value="&quot;">
            <text:p>"</text:p>
          </table:table-cell>
          <table:table-cell table:formula="of:=[.X65]" office:value-type="string" office:string-value=":0">
            <text:p>:0</text:p>
          </table:table-cell>
          <table:table-cell table:formula="of:=[.Y65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6]&amp;[.X66]&amp;[.Y66]&amp;[.W66]&amp;[.U66]&amp;[.Y66]&amp;[.AA66]&amp;[.W66]" office:value-type="string" office:string-value="SHIELD_MULTIPLEXER_2_XLF:0 &quot;Shield Multiplexer II (Super-Fortress)&quot;">
            <text:p>SHIELD_MULTIPLEXER_2_XLF:0 "Shield Multiplexer II (Super-Fortress)"</text:p>
          </table:table-cell>
          <table:table-cell table:formula="of:=[.T66]&amp;[.Z66]&amp;[.X66]&amp;[.Y66]&amp;[.W66]&amp;[.V66]&amp;[.W66]" office:value-type="string" office:string-value="SHIELD_MULTIPLEXER_2_XLF_DESC :0 &quot;$tech_shield_multiplexer_2_DESC$&quot;">
            <text:p>SHIELD_MULTIPLEXER_2_XLF_DESC :0 "$tech_shield_multiplexer_2_DESC$"</text:p>
          </table:table-cell>
        </table:table-row>
        <table:table-row table:style-name="ro2">
          <table:table-cell office:value-type="string">
            <text:p>"TARGETING_OPTRONICS_1_X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1" }</text:p>
          </table:table-cell>
          <table:table-cell office:value-type="string">
            <text:p>"TARGETING_OPTRONICS_2_XLF"</text:p>
          </table:table-cell>
          <table:table-cell table:number-columns-repeated="3"/>
          <table:table-cell office:value-type="string">
            <text:p>TARGETING_OPTRONICS_1_XLF</text:p>
          </table:table-cell>
          <table:table-cell table:formula="of:=[.U60]" office:value-type="string" office:string-value="Targeting Optronics I">
            <text:p>Targeting Optronics I</text:p>
          </table:table-cell>
          <table:table-cell table:formula="of:=[.V60]" office:value-type="string" office:string-value="$tech_shield_multiplexer_1_DESC$">
            <text:p>$tech_shield_multiplexer_1_DESC$</text:p>
          </table:table-cell>
          <table:table-cell table:formula="of:=[.W60]" office:value-type="string" office:string-value="&quot;">
            <text:p>"</text:p>
          </table:table-cell>
          <table:table-cell table:formula="of:=[.X66]" office:value-type="string" office:string-value=":0">
            <text:p>:0</text:p>
          </table:table-cell>
          <table:table-cell table:formula="of:=[.Y66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7]&amp;[.X67]&amp;[.Y67]&amp;[.W67]&amp;[.U67]&amp;[.Y67]&amp;[.AA67]&amp;[.W67]" office:value-type="string" office:string-value="TARGETING_OPTRONICS_1_XLF:0 &quot;Targeting Optronics I (Super-Fortress)&quot;">
            <text:p>TARGETING_OPTRONICS_1_XLF:0 "Targeting Optronics I (Super-Fortress)"</text:p>
          </table:table-cell>
          <table:table-cell table:formula="of:=[.T67]&amp;[.Z67]&amp;[.X67]&amp;[.Y67]&amp;[.W67]&amp;[.V67]&amp;[.W67]" office:value-type="string" office:string-value="TARGETING_OPTRONICS_1_XLF_DESC :0 &quot;$tech_shield_multiplexer_1_DESC$&quot;">
            <text:p>TARGETING_OPTRONICS_1_XLF_DESC :0 "$tech_shield_multiplexer_1_DESC$"</text:p>
          </table:table-cell>
        </table:table-row>
        <table:table-row table:style-name="ro2">
          <table:table-cell office:value-type="string">
            <text:p>"TARGETING_OPTRONICS_2_X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4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2" }</text:p>
          </table:table-cell>
          <table:table-cell office:value-type="string">
            <text:p>"ENIGMATIC_ENCODER_XLF"</text:p>
          </table:table-cell>
          <table:table-cell table:number-columns-repeated="3"/>
          <table:table-cell office:value-type="string">
            <text:p>TARGETING_OPTRONICS_2_XLF</text:p>
          </table:table-cell>
          <table:table-cell table:formula="of:=[.U61]" office:value-type="string" office:string-value="Targeting Optronics II">
            <text:p>Targeting Optronics II</text:p>
          </table:table-cell>
          <table:table-cell table:formula="of:=[.V61]" office:value-type="string" office:string-value="$tech_shield_multiplexer_2_DESC$">
            <text:p>$tech_shield_multiplexer_2_DESC$</text:p>
          </table:table-cell>
          <table:table-cell table:formula="of:=[.W61]" office:value-type="string" office:string-value="&quot;">
            <text:p>"</text:p>
          </table:table-cell>
          <table:table-cell table:formula="of:=[.X67]" office:value-type="string" office:string-value=":0">
            <text:p>:0</text:p>
          </table:table-cell>
          <table:table-cell table:formula="of:=[.Y67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8]&amp;[.X68]&amp;[.Y68]&amp;[.W68]&amp;[.U68]&amp;[.Y68]&amp;[.AA68]&amp;[.W68]" office:value-type="string" office:string-value="TARGETING_OPTRONICS_2_XLF:0 &quot;Targeting Optronics II (Super-Fortress)&quot;">
            <text:p>TARGETING_OPTRONICS_2_XLF:0 "Targeting Optronics II (Super-Fortress)"</text:p>
          </table:table-cell>
          <table:table-cell table:formula="of:=[.T68]&amp;[.Z68]&amp;[.X68]&amp;[.Y68]&amp;[.W68]&amp;[.V68]&amp;[.W68]" office:value-type="string" office:string-value="TARGETING_OPTRONICS_2_XLF_DESC :0 &quot;$tech_shield_multiplexer_2_DESC$&quot;">
            <text:p>TARGETING_OPTRONICS_2_XLF_DESC :0 "$tech_shield_multiplexer_2_DESC$"</text:p>
          </table:table-cell>
        </table:table-row>
        <table:table-row table:style-name="ro2">
          <table:table-cell office:value-type="string">
            <text:p>"ENIGMATIC_ENCODER_X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0</text:p>
          </table:table-cell>
          <table:table-cell office:value-type="string">
            <text:p>2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table:number-columns-repeated="4"/>
          <table:table-cell office:value-type="string">
            <text:p>6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tech_enigmatic_encoder }</text:p>
          </table:table-cell>
          <table:table-cell table:number-columns-repeated="4"/>
          <table:table-cell office:value-type="string">
            <text:p>ENIGMATIC_ENCODER_XLF</text:p>
          </table:table-cell>
          <table:table-cell table:formula="of:=[.U62]" office:value-type="string" office:string-value="Enigmatic Encoder">
            <text:p>Enigmatic Encoder</text:p>
          </table:table-cell>
          <table:table-cell table:formula="of:=[.V62]" office:value-type="string" office:string-value="Enigmatic Encoder deciphers enemy flight path data according to some indeterminable design. Albeit its mystery though, it offers unmatched performance as a targeting computer.">
            <text:p>Enigmatic Encoder deciphers enemy flight path data according to some indeterminable design. Albeit its mystery though, it offers unmatched performance as a targeting computer.</text:p>
          </table:table-cell>
          <table:table-cell table:formula="of:=[.W62]" office:value-type="string" office:string-value="&quot;">
            <text:p>"</text:p>
          </table:table-cell>
          <table:table-cell table:formula="of:=[.X68]" office:value-type="string" office:string-value=":0">
            <text:p>:0</text:p>
          </table:table-cell>
          <table:table-cell table:formula="of:=[.Y68]" office:value-type="string" office:string-value=" ">
            <text:p><text:s/></text:p>
          </table:table-cell>
          <table:table-cell office:value-type="string">
            <text:p>_DESC </text:p>
          </table:table-cell>
          <table:table-cell office:value-type="string">
            <text:p>(Super-Fortress)</text:p>
          </table:table-cell>
          <table:table-cell table:formula="of:=[.T69]&amp;[.X69]&amp;[.Y69]&amp;[.W69]&amp;[.U69]&amp;[.Y69]&amp;[.AA69]&amp;[.W69]" office:value-type="string" office:string-value="ENIGMATIC_ENCODER_XLF:0 &quot;Enigmatic Encoder (Super-Fortress)&quot;">
            <text:p>ENIGMATIC_ENCODER_XLF:0 "Enigmatic Encoder (Super-Fortress)"</text:p>
          </table:table-cell>
          <table:table-cell table:formula="of:=[.T69]&amp;[.Z69]&amp;[.X69]&amp;[.Y69]&amp;[.W69]&amp;[.V69]&amp;[.W69]" office:value-type="string" office:string-value="ENIGMATIC_ENCODER_XLF_DESC :0 &quot;Enigmatic Encoder deciphers enemy flight path data according to some indeterminable design. Albeit its mystery though, it offers unmatched performance as a targeting computer.&quot;">
            <text:p>ENIGMATIC_ENCODER_XLF_DESC :0 "Enigmatic Encoder deciphers enemy flight path data according to some indeterminable design. Albeit its mystery though, it offers unmatched performance as a targeting computer."</text:p>
          </table:table-cell>
        </table:table-row>
        <table:table-row table:style-name="ro1"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/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5"/>
          <table:table-cell office:value-type="string">
            <text:p>"AUTO_REPAI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  <table:table-row table:style-name="ro1"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/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6"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  <table:table-row table:style-name="ro1"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0.125</text:p>
          </table:table-cell>
          <table:table-cell table:number-columns-repeated="3"/>
          <table:table-cell office:value-type="string">
            <text:p>"SHIELD_MULTIPLEXE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  <table:table-row table:style-name="ro1"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table:number-columns-repeated="3"/>
          <table:table-cell table:number-columns-repeated="2" office:value-type="string">
            <text:p>0.25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  <table:table-row table:style-name="ro2"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office:value-type="string">
            <text:p>"TARGETING_OPTRONICS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  <table:table-row table:style-name="ro2"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2"/>
          <table:table-cell office:value-type="string">
            <text:p>"ENIGMATIC_ENCODER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  <table:table-row table:style-name="ro1">
          <table:table-cell office:value-type="string">
            <text:p>"ENIGMATIC_ENCOD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table:number-columns-repeated="2" office:value-type="string">
            <text:p>100</text:p>
          </table:table-cell>
          <table:table-cell table:number-columns-repeated="5"/>
          <table:table-cell office:value-type="string">
            <text:p>3</text:p>
          </table:table-cell>
          <table:table-cell table:number-columns-repeated="3"/>
          <table:table-cell office:value-type="string">
            <text:p>0</text:p>
          </table:table-cell>
          <table:table-cell office:value-type="string">
            <text:p>default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0:5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0:56:42.64</dc:date>
    <dc:creator>David </dc:creator>
    <meta:editing-duration>PT41M21S</meta:editing-duration>
    <meta:editing-cycles>1</meta:editing-cycles>
    <meta:document-statistic meta:table-count="1" meta:cell-count="1504" meta:object-count="0"/>
  </office:meta>
</office:document-meta>
</file>